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40.5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06mm" svg:height="90.05mm" svg:x="239.27mm" svg:y="2.39mm">
            <loext:p draw:notify-on-update-of-ranges="Hoja1.A6:Hoja1.A79 Hoja1.C5:Hoja1.C5 Hoja1.C6:Hoja1.C79 Hoja1.A6:Hoja1.A73 Hoja1.G5:Hoja1.G5 Hoja1.G6:Hoja1.G73 Hoja1.A6:Hoja1.A79 Hoja1.E5:Hoja1.E5 Hoja1.E6:Hoja1.E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Analisis de Compresion – ERR 236069 (fastq2)</text:p>
          </table:table-cell>
          <table:covered-table-cell table:number-columns-repeated="6" table:style-name="ce2"/>
        </table:table-row>
        <table:table-row table:style-name="ro1">
          <table:covered-table-cell table:number-columns-repeated="7" table:style-name="ce2"/>
        </table:table-row>
        <table:table-row table:style-name="ro1" table:number-rows-repeated="2">
          <table:table-cell table:style-name="ce2" table:number-columns-repeated="7"/>
        </table:table-row>
        <table:table-row table:style-name="ro1">
          <table:table-cell table:style-name="ce2" office:value-type="string" calcext:value-type="string">
            <text:p>Bytes Leidos</text:p>
          </table:table-cell>
          <table:table-cell table:style-name="ce2" office:value-type="string" calcext:value-type="string">
            <text:p>Bytes Escritos K = 0</text:p>
          </table:table-cell>
          <table:table-cell table:style-name="ce2" office:value-type="string" calcext:value-type="string">
            <text:p>Tasa K = 0</text:p>
          </table:table-cell>
          <table:table-cell table:style-name="ce2" office:value-type="string" calcext:value-type="string">
            <text:p>Bytes Escritos K = 1</text:p>
          </table:table-cell>
          <table:table-cell table:style-name="ce2" office:value-type="string" calcext:value-type="string">
            <text:p>Tasa K = 1</text:p>
          </table:table-cell>
          <table:table-cell table:style-name="ce2" office:value-type="string" calcext:value-type="string">
            <text:p>Bytes Escritos K = 2</text:p>
          </table:table-cell>
          <table:table-cell table:style-name="ce2" office:value-type="string" calcext:value-type="string">
            <text:p>Tasa K = 2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5978378" calcext:value-type="float">
            <text:p>5978378</text:p>
          </table:table-cell>
          <table:table-cell table:formula="of:=([.B6]/[.A6])" office:value-type="float" office:value="0.570142555236816" calcext:value-type="float">
            <text:p>0,5701425552</text:p>
          </table:table-cell>
          <table:table-cell office:value-type="float" office:value="3584935" calcext:value-type="float">
            <text:p>3584935</text:p>
          </table:table-cell>
          <table:table-cell table:formula="of:=([.D6]/[.A6])" office:value-type="float" office:value="0.341886043548584" calcext:value-type="float">
            <text:p>0,3418860435</text:p>
          </table:table-cell>
          <table:table-cell office:value-type="float" office:value="3379187" calcext:value-type="float">
            <text:p>3379187</text:p>
          </table:table-cell>
          <table:table-cell table:formula="of:=([.F6]/[.A6])" office:value-type="float" office:value="0.322264385223389" calcext:value-type="float">
            <text:p>0,3222643852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11970923" calcext:value-type="float">
            <text:p>11970923</text:p>
          </table:table-cell>
          <table:table-cell table:formula="of:=([.B7]/[.A7])" office:value-type="float" office:value="0.570818090438843" calcext:value-type="float">
            <text:p>0,5708180904</text:p>
          </table:table-cell>
          <table:table-cell office:value-type="float" office:value="7162793" calcext:value-type="float">
            <text:p>7162793</text:p>
          </table:table-cell>
          <table:table-cell table:formula="of:=([.D7]/[.A7])" office:value-type="float" office:value="0.341548585891724" calcext:value-type="float">
            <text:p>0,3415485859</text:p>
          </table:table-cell>
          <table:table-cell office:value-type="float" office:value="6680924" calcext:value-type="float">
            <text:p>6680924</text:p>
          </table:table-cell>
          <table:table-cell table:formula="of:=([.F7]/[.A7])" office:value-type="float" office:value="0.318571281433105" calcext:value-type="float">
            <text:p>0,3185712814</text:p>
          </table:table-cell>
        </table:table-row>
        <table:table-row table:style-name="ro1">
          <table:table-cell office:value-type="float" office:value="31457280" calcext:value-type="float">
            <text:p>31457280</text:p>
          </table:table-cell>
          <table:table-cell office:value-type="float" office:value="17971108" calcext:value-type="float">
            <text:p>17971108</text:p>
          </table:table-cell>
          <table:table-cell table:formula="of:=([.B8]/[.A8])" office:value-type="float" office:value="0.571286137898763" calcext:value-type="float">
            <text:p>0,5712861379</text:p>
          </table:table-cell>
          <table:table-cell office:value-type="float" office:value="10740720" calcext:value-type="float">
            <text:p>10740720</text:p>
          </table:table-cell>
          <table:table-cell table:formula="of:=([.D8]/[.A8])" office:value-type="float" office:value="0.341438293457031" calcext:value-type="float">
            <text:p>0,3414382935</text:p>
          </table:table-cell>
          <table:table-cell office:value-type="float" office:value="9972415" calcext:value-type="float">
            <text:p>9972415</text:p>
          </table:table-cell>
          <table:table-cell table:formula="of:=([.F8]/[.A8])" office:value-type="float" office:value="0.317014535268148" calcext:value-type="float">
            <text:p>0,3170145353</text:p>
          </table:table-cell>
        </table:table-row>
        <table:table-row table:style-name="ro1">
          <table:table-cell office:value-type="float" office:value="41943040" calcext:value-type="float">
            <text:p>41943040</text:p>
          </table:table-cell>
          <table:table-cell office:value-type="float" office:value="23969788" calcext:value-type="float">
            <text:p>23969788</text:p>
          </table:table-cell>
          <table:table-cell table:formula="of:=([.B9]/[.A9])" office:value-type="float" office:value="0.571484279632568" calcext:value-type="float">
            <text:p>0,5714842796</text:p>
          </table:table-cell>
          <table:table-cell office:value-type="float" office:value="14324925" calcext:value-type="float">
            <text:p>14324925</text:p>
          </table:table-cell>
          <table:table-cell table:formula="of:=([.D9]/[.A9])" office:value-type="float" office:value="0.341532826423645" calcext:value-type="float">
            <text:p>0,3415328264</text:p>
          </table:table-cell>
          <table:table-cell office:value-type="float" office:value="13266755" calcext:value-type="float">
            <text:p>13266755</text:p>
          </table:table-cell>
          <table:table-cell table:formula="of:=([.F9]/[.A9])" office:value-type="float" office:value="0.316304087638855" calcext:value-type="float">
            <text:p>0,3163040876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9973702" calcext:value-type="float">
            <text:p>29973702</text:p>
          </table:table-cell>
          <table:table-cell table:formula="of:=([.B10]/[.A10])" office:value-type="float" office:value="0.571702995300293" calcext:value-type="float">
            <text:p>0,5717029953</text:p>
          </table:table-cell>
          <table:table-cell office:value-type="float" office:value="17912146" calcext:value-type="float">
            <text:p>17912146</text:p>
          </table:table-cell>
          <table:table-cell table:formula="of:=([.D10]/[.A10])" office:value-type="float" office:value="0.341647071838379" calcext:value-type="float">
            <text:p>0,3416470718</text:p>
          </table:table-cell>
          <table:table-cell office:value-type="float" office:value="16560657" calcext:value-type="float">
            <text:p>16560657</text:p>
          </table:table-cell>
          <table:table-cell table:formula="of:=([.F10]/[.A10])" office:value-type="float" office:value="0.315869464874268" calcext:value-type="float">
            <text:p>0,3158694649</text:p>
          </table:table-cell>
        </table:table-row>
        <table:table-row table:style-name="ro1">
          <table:table-cell office:value-type="float" office:value="62914560" calcext:value-type="float">
            <text:p>62914560</text:p>
          </table:table-cell>
          <table:table-cell office:value-type="float" office:value="35977312" calcext:value-type="float">
            <text:p>35977312</text:p>
          </table:table-cell>
          <table:table-cell table:formula="of:=([.B11]/[.A11])" office:value-type="float" office:value="0.571843973795573" calcext:value-type="float">
            <text:p>0,5718439738</text:p>
          </table:table-cell>
          <table:table-cell office:value-type="float" office:value="21501199" calcext:value-type="float">
            <text:p>21501199</text:p>
          </table:table-cell>
          <table:table-cell table:formula="of:=([.D11]/[.A11])" office:value-type="float" office:value="0.341752354303996" calcext:value-type="float">
            <text:p>0,3417523543</text:p>
          </table:table-cell>
          <table:table-cell office:value-type="float" office:value="19849107" calcext:value-type="float">
            <text:p>19849107</text:p>
          </table:table-cell>
          <table:table-cell table:formula="of:=([.F11]/[.A11])" office:value-type="float" office:value="0.315493059158325" calcext:value-type="float">
            <text:p>0,3154930592</text:p>
          </table:table-cell>
        </table:table-row>
        <table:table-row table:style-name="ro1">
          <table:table-cell office:value-type="float" office:value="73400320" calcext:value-type="float">
            <text:p>73400320</text:p>
          </table:table-cell>
          <table:table-cell office:value-type="float" office:value="41980514" calcext:value-type="float">
            <text:p>41980514</text:p>
          </table:table-cell>
          <table:table-cell table:formula="of:=([.B12]/[.A12])" office:value-type="float" office:value="0.5719391141619" calcext:value-type="float">
            <text:p>0,5719391142</text:p>
          </table:table-cell>
          <table:table-cell office:value-type="float" office:value="28677396" calcext:value-type="float">
            <text:p>28677396</text:p>
          </table:table-cell>
          <table:table-cell table:formula="of:=([.D12]/[.A12])" office:value-type="float" office:value="0.390698514665876" calcext:value-type="float">
            <text:p>0,3906985147</text:p>
          </table:table-cell>
          <table:table-cell office:value-type="float" office:value="26429873" calcext:value-type="float">
            <text:p>26429873</text:p>
          </table:table-cell>
          <table:table-cell table:formula="of:=([.F12]/[.A12])" office:value-type="float" office:value="0.3600784437997" calcext:value-type="float">
            <text:p>0,3600784438</text:p>
          </table:table-cell>
        </table:table-row>
        <table:table-row table:style-name="ro1">
          <table:table-cell office:value-type="float" office:value="83886080" calcext:value-type="float">
            <text:p>83886080</text:p>
          </table:table-cell>
          <table:table-cell office:value-type="float" office:value="47985219" calcext:value-type="float">
            <text:p>47985219</text:p>
          </table:table-cell>
          <table:table-cell table:formula="of:=([.B13]/[.A13])" office:value-type="float" office:value="0.572028386592865" calcext:value-type="float">
            <text:p>0,5720283866</text:p>
          </table:table-cell>
          <table:table-cell office:value-type="float" office:value="32270889" calcext:value-type="float">
            <text:p>32270889</text:p>
          </table:table-cell>
          <table:table-cell table:formula="of:=([.D13]/[.A13])" office:value-type="float" office:value="0.384698975086212" calcext:value-type="float">
            <text:p>0,3846989751</text:p>
          </table:table-cell>
          <table:table-cell office:value-type="float" office:value="29716347" calcext:value-type="float">
            <text:p>29716347</text:p>
          </table:table-cell>
          <table:table-cell table:formula="of:=([.F13]/[.A13])" office:value-type="float" office:value="0.354246461391449" calcext:value-type="float">
            <text:p>0,3542464614</text:p>
          </table:table-cell>
        </table:table-row>
        <table:table-row table:style-name="ro1">
          <table:table-cell office:value-type="float" office:value="94371840" calcext:value-type="float">
            <text:p>94371840</text:p>
          </table:table-cell>
          <table:table-cell office:value-type="float" office:value="53992582" calcext:value-type="float">
            <text:p>53992582</text:p>
          </table:table-cell>
          <table:table-cell table:formula="of:=([.B14]/[.A14])" office:value-type="float" office:value="0.572125985887316" calcext:value-type="float">
            <text:p>0,5721259859</text:p>
          </table:table-cell>
          <table:table-cell office:value-type="float" office:value="35861916" calcext:value-type="float">
            <text:p>35861916</text:p>
          </table:table-cell>
          <table:table-cell table:formula="of:=([.D14]/[.A14])" office:value-type="float" office:value="0.380006535847982" calcext:value-type="float">
            <text:p>0,3800065358</text:p>
          </table:table-cell>
          <table:table-cell office:value-type="float" office:value="33009935" calcext:value-type="float">
            <text:p>33009935</text:p>
          </table:table-cell>
          <table:table-cell table:formula="of:=([.F14]/[.A14])" office:value-type="float" office:value="0.349785857730442" calcext:value-type="float">
            <text:p>0,3497858577</text:p>
          </table:table-cell>
        </table:table-row>
        <table:table-row table:style-name="ro1">
          <table:table-cell office:value-type="float" office:value="104857600" calcext:value-type="float">
            <text:p>104857600</text:p>
          </table:table-cell>
          <table:table-cell office:value-type="float" office:value="59994114" calcext:value-type="float">
            <text:p>59994114</text:p>
          </table:table-cell>
          <table:table-cell table:formula="of:=([.B15]/[.A15])" office:value-type="float" office:value="0.572148456573486" calcext:value-type="float">
            <text:p>0,5721484566</text:p>
          </table:table-cell>
          <table:table-cell office:value-type="float" office:value="39455729" calcext:value-type="float">
            <text:p>39455729</text:p>
          </table:table-cell>
          <table:table-cell table:formula="of:=([.D15]/[.A15])" office:value-type="float" office:value="0.376279153823852" calcext:value-type="float">
            <text:p>0,3762791538</text:p>
          </table:table-cell>
          <table:table-cell office:value-type="float" office:value="36301180" calcext:value-type="float">
            <text:p>36301180</text:p>
          </table:table-cell>
          <table:table-cell table:formula="of:=([.F15]/[.A15])" office:value-type="float" office:value="0.346195030212402" calcext:value-type="float">
            <text:p>0,3461950302</text:p>
          </table:table-cell>
        </table:table-row>
        <table:table-row table:style-name="ro1">
          <table:table-cell office:value-type="float" office:value="115343360" calcext:value-type="float">
            <text:p>115343360</text:p>
          </table:table-cell>
          <table:table-cell office:value-type="float" office:value="66000909" calcext:value-type="float">
            <text:p>66000909</text:p>
          </table:table-cell>
          <table:table-cell table:formula="of:=([.B16]/[.A16])" office:value-type="float" office:value="0.57221247066151" calcext:value-type="float">
            <text:p>0,5722124707</text:p>
          </table:table-cell>
          <table:table-cell office:value-type="float" office:value="43053709" calcext:value-type="float">
            <text:p>43053709</text:p>
          </table:table-cell>
          <table:table-cell table:formula="of:=([.D16]/[.A16])" office:value-type="float" office:value="0.373265604539351" calcext:value-type="float">
            <text:p>0,3732656045</text:p>
          </table:table-cell>
          <table:table-cell office:value-type="float" office:value="39590391" calcext:value-type="float">
            <text:p>39590391</text:p>
          </table:table-cell>
          <table:table-cell table:formula="of:=([.F16]/[.A16])" office:value-type="float" office:value="0.343239446119829" calcext:value-type="float">
            <text:p>0,3432394461</text:p>
          </table:table-cell>
        </table:table-row>
        <table:table-row table:style-name="ro1">
          <table:table-cell office:value-type="float" office:value="125829120" calcext:value-type="float">
            <text:p>125829120</text:p>
          </table:table-cell>
          <table:table-cell office:value-type="float" office:value="72006575" calcext:value-type="float">
            <text:p>72006575</text:p>
          </table:table-cell>
          <table:table-cell table:formula="of:=([.B17]/[.A17])" office:value-type="float" office:value="0.572256843249003" calcext:value-type="float">
            <text:p>0,5722568432</text:p>
          </table:table-cell>
          <table:table-cell office:value-type="float" office:value="46651899" calcext:value-type="float">
            <text:p>46651899</text:p>
          </table:table-cell>
          <table:table-cell table:formula="of:=([.D17]/[.A17])" office:value-type="float" office:value="0.370755982398987" calcext:value-type="float">
            <text:p>0,3707559824</text:p>
          </table:table-cell>
          <table:table-cell office:value-type="float" office:value="42886035" calcext:value-type="float">
            <text:p>42886035</text:p>
          </table:table-cell>
          <table:table-cell table:formula="of:=([.F17]/[.A17])" office:value-type="float" office:value="0.340827584266663" calcext:value-type="float">
            <text:p>0,3408275843</text:p>
          </table:table-cell>
        </table:table-row>
        <table:table-row table:style-name="ro1">
          <table:table-cell office:value-type="float" office:value="136314880" calcext:value-type="float">
            <text:p>136314880</text:p>
          </table:table-cell>
          <table:table-cell office:value-type="float" office:value="78004308" calcext:value-type="float">
            <text:p>78004308</text:p>
          </table:table-cell>
          <table:table-cell table:formula="of:=([.B18]/[.A18])" office:value-type="float" office:value="0.572236193143404" calcext:value-type="float">
            <text:p>0,5722361931</text:p>
          </table:table-cell>
          <table:table-cell office:value-type="float" office:value="50244020" calcext:value-type="float">
            <text:p>50244020</text:p>
          </table:table-cell>
          <table:table-cell table:formula="of:=([.D18]/[.A18])" office:value-type="float" office:value="0.368587934053861" calcext:value-type="float">
            <text:p>0,3685879341</text:p>
          </table:table-cell>
          <table:table-cell office:value-type="float" office:value="46179105" calcext:value-type="float">
            <text:p>46179105</text:p>
          </table:table-cell>
          <table:table-cell table:formula="of:=([.F18]/[.A18])" office:value-type="float" office:value="0.33876789533175" calcext:value-type="float">
            <text:p>0,3387678953</text:p>
          </table:table-cell>
        </table:table-row>
        <table:table-row table:style-name="ro1">
          <table:table-cell office:value-type="float" office:value="146800640" calcext:value-type="float">
            <text:p>146800640</text:p>
          </table:table-cell>
          <table:table-cell office:value-type="float" office:value="84003411" calcext:value-type="float">
            <text:p>84003411</text:p>
          </table:table-cell>
          <table:table-cell table:formula="of:=([.B19]/[.A19])" office:value-type="float" office:value="0.572227825437273" calcext:value-type="float">
            <text:p>0,5722278254</text:p>
          </table:table-cell>
          <table:table-cell office:value-type="float" office:value="53842031" calcext:value-type="float">
            <text:p>53842031</text:p>
          </table:table-cell>
          <table:table-cell table:formula="of:=([.D19]/[.A19])" office:value-type="float" office:value="0.366769729341779" calcext:value-type="float">
            <text:p>0,3667697293</text:p>
          </table:table-cell>
          <table:table-cell office:value-type="float" office:value="49468735" calcext:value-type="float">
            <text:p>49468735</text:p>
          </table:table-cell>
          <table:table-cell table:formula="of:=([.F19]/[.A19])" office:value-type="float" office:value="0.336979014532907" calcext:value-type="float">
            <text:p>0,3369790145</text:p>
          </table:table-cell>
        </table:table-row>
        <table:table-row table:style-name="ro1">
          <table:table-cell office:value-type="float" office:value="157286400" calcext:value-type="float">
            <text:p>157286400</text:p>
          </table:table-cell>
          <table:table-cell office:value-type="float" office:value="90004378" calcext:value-type="float">
            <text:p>90004378</text:p>
          </table:table-cell>
          <table:table-cell table:formula="of:=([.B20]/[.A20])" office:value-type="float" office:value="0.572232424418132" calcext:value-type="float">
            <text:p>0,5722324244</text:p>
          </table:table-cell>
          <table:table-cell office:value-type="float" office:value="57440701" calcext:value-type="float">
            <text:p>57440701</text:p>
          </table:table-cell>
          <table:table-cell table:formula="of:=([.D20]/[.A20])" office:value-type="float" office:value="0.365198141733805" calcext:value-type="float">
            <text:p>0,3651981417</text:p>
          </table:table-cell>
          <table:table-cell office:value-type="float" office:value="52761848" calcext:value-type="float">
            <text:p>52761848</text:p>
          </table:table-cell>
          <table:table-cell table:formula="of:=([.F20]/[.A20])" office:value-type="float" office:value="0.335450795491536" calcext:value-type="float">
            <text:p>0,3354507955</text:p>
          </table:table-cell>
        </table:table-row>
        <table:table-row table:style-name="ro1">
          <table:table-cell office:value-type="float" office:value="167772160" calcext:value-type="float">
            <text:p>167772160</text:p>
          </table:table-cell>
          <table:table-cell office:value-type="float" office:value="95998991" calcext:value-type="float">
            <text:p>95998991</text:p>
          </table:table-cell>
          <table:table-cell table:formula="of:=([.B21]/[.A21])" office:value-type="float" office:value="0.572198575735092" calcext:value-type="float">
            <text:p>0,5721985757</text:p>
          </table:table-cell>
          <table:table-cell office:value-type="float" office:value="61040937" calcext:value-type="float">
            <text:p>61040937</text:p>
          </table:table-cell>
          <table:table-cell table:formula="of:=([.D21]/[.A21])" office:value-type="float" office:value="0.3638323366642" calcext:value-type="float">
            <text:p>0,3638323367</text:p>
          </table:table-cell>
          <table:table-cell office:value-type="float" office:value="56053866" calcext:value-type="float">
            <text:p>56053866</text:p>
          </table:table-cell>
          <table:table-cell table:formula="of:=([.F21]/[.A21])" office:value-type="float" office:value="0.334107077121735" calcext:value-type="float">
            <text:p>0,3341070771</text:p>
          </table:table-cell>
        </table:table-row>
        <table:table-row table:style-name="ro1">
          <table:table-cell office:value-type="float" office:value="178257920" calcext:value-type="float">
            <text:p>178257920</text:p>
          </table:table-cell>
          <table:table-cell office:value-type="float" office:value="101996254" calcext:value-type="float">
            <text:p>101996254</text:p>
          </table:table-cell>
          <table:table-cell table:formula="of:=([.B22]/[.A22])" office:value-type="float" office:value="0.572183575349696" calcext:value-type="float">
            <text:p>0,5721835753</text:p>
          </table:table-cell>
          <table:table-cell office:value-type="float" office:value="64641091" calcext:value-type="float">
            <text:p>64641091</text:p>
          </table:table-cell>
          <table:table-cell table:formula="of:=([.D22]/[.A22])" office:value-type="float" office:value="0.362626754536348" calcext:value-type="float">
            <text:p>0,3626267545</text:p>
          </table:table-cell>
          <table:table-cell office:value-type="float" office:value="59347362" calcext:value-type="float">
            <text:p>59347362</text:p>
          </table:table-cell>
          <table:table-cell table:formula="of:=([.F22]/[.A22])" office:value-type="float" office:value="0.332929734622731" calcext:value-type="float">
            <text:p>0,3329297346</text:p>
          </table:table-cell>
        </table:table-row>
        <table:table-row table:style-name="ro1">
          <table:table-cell office:value-type="float" office:value="188743680" calcext:value-type="float">
            <text:p>188743680</text:p>
          </table:table-cell>
          <table:table-cell office:value-type="float" office:value="107993572" calcext:value-type="float">
            <text:p>107993572</text:p>
          </table:table-cell>
          <table:table-cell table:formula="of:=([.B23]/[.A23])" office:value-type="float" office:value="0.572170533074273" calcext:value-type="float">
            <text:p>0,5721705331</text:p>
          </table:table-cell>
          <table:table-cell office:value-type="float" office:value="68240792" calcext:value-type="float">
            <text:p>68240792</text:p>
          </table:table-cell>
          <table:table-cell table:formula="of:=([.D23]/[.A23])" office:value-type="float" office:value="0.361552725897895" calcext:value-type="float">
            <text:p>0,3615527259</text:p>
          </table:table-cell>
          <table:table-cell office:value-type="float" office:value="62643202" calcext:value-type="float">
            <text:p>62643202</text:p>
          </table:table-cell>
          <table:table-cell table:formula="of:=([.F23]/[.A23])" office:value-type="float" office:value="0.331895626915826" calcext:value-type="float">
            <text:p>0,3318956269</text:p>
          </table:table-cell>
        </table:table-row>
        <table:table-row table:style-name="ro1">
          <table:table-cell office:value-type="float" office:value="199229440" calcext:value-type="float">
            <text:p>199229440</text:p>
          </table:table-cell>
          <table:table-cell office:value-type="float" office:value="113988776" calcext:value-type="float">
            <text:p>113988776</text:p>
          </table:table-cell>
          <table:table-cell table:formula="of:=([.B24]/[.A24])" office:value-type="float" office:value="0.572148252788343" calcext:value-type="float">
            <text:p>0,5721482528</text:p>
          </table:table-cell>
          <table:table-cell office:value-type="float" office:value="71838254" calcext:value-type="float">
            <text:p>71838254</text:p>
          </table:table-cell>
          <table:table-cell table:formula="of:=([.D24]/[.A24])" office:value-type="float" office:value="0.360580514606677" calcext:value-type="float">
            <text:p>0,3605805146</text:p>
          </table:table-cell>
          <table:table-cell office:value-type="float" office:value="69233831" calcext:value-type="float">
            <text:p>69233831</text:p>
          </table:table-cell>
          <table:table-cell table:formula="of:=([.F24]/[.A24])" office:value-type="float" office:value="0.347508033953215" calcext:value-type="float">
            <text:p>0,347508034</text:p>
          </table:table-cell>
        </table:table-row>
        <table:table-row table:style-name="ro1">
          <table:table-cell office:value-type="float" office:value="209715200" calcext:value-type="float">
            <text:p>209715200</text:p>
          </table:table-cell>
          <table:table-cell office:value-type="float" office:value="119985260" calcext:value-type="float">
            <text:p>119985260</text:p>
          </table:table-cell>
          <table:table-cell table:formula="of:=([.B25]/[.A25])" office:value-type="float" office:value="0.572134304046631" calcext:value-type="float">
            <text:p>0,572134304</text:p>
          </table:table-cell>
          <table:table-cell office:value-type="float" office:value="75439633" calcext:value-type="float">
            <text:p>75439633</text:p>
          </table:table-cell>
          <table:table-cell table:formula="of:=([.D25]/[.A25])" office:value-type="float" office:value="0.359724202156067" calcext:value-type="float">
            <text:p>0,3597242022</text:p>
          </table:table-cell>
          <table:table-cell office:value-type="float" office:value="72528685" calcext:value-type="float">
            <text:p>72528685</text:p>
          </table:table-cell>
          <table:table-cell table:formula="of:=([.F25]/[.A25])" office:value-type="float" office:value="0.345843720436096" calcext:value-type="float">
            <text:p>0,3458437204</text:p>
          </table:table-cell>
        </table:table-row>
        <table:table-row table:style-name="ro1">
          <table:table-cell office:value-type="float" office:value="220200960" calcext:value-type="float">
            <text:p>220200960</text:p>
          </table:table-cell>
          <table:table-cell office:value-type="float" office:value="125984610" calcext:value-type="float">
            <text:p>125984610</text:p>
          </table:table-cell>
          <table:table-cell table:formula="of:=([.B26]/[.A26])" office:value-type="float" office:value="0.572134699140276" calcext:value-type="float">
            <text:p>0,5721346991</text:p>
          </table:table-cell>
          <table:table-cell office:value-type="float" office:value="79035778" calcext:value-type="float">
            <text:p>79035778</text:p>
          </table:table-cell>
          <table:table-cell table:formula="of:=([.D26]/[.A26])" office:value-type="float" office:value="0.358925674075172" calcext:value-type="float">
            <text:p>0,3589256741</text:p>
          </table:table-cell>
          <table:table-cell office:value-type="float" office:value="82417686" calcext:value-type="float">
            <text:p>82417686</text:p>
          </table:table-cell>
          <table:table-cell table:formula="of:=([.F26]/[.A26])" office:value-type="float" office:value="0.374283954075405" calcext:value-type="float">
            <text:p>0,3742839541</text:p>
          </table:table-cell>
        </table:table-row>
        <table:table-row table:style-name="ro1">
          <table:table-cell office:value-type="float" office:value="230686720" calcext:value-type="float">
            <text:p>230686720</text:p>
          </table:table-cell>
          <table:table-cell office:value-type="float" office:value="131983192" calcext:value-type="float">
            <text:p>131983192</text:p>
          </table:table-cell>
          <table:table-cell table:formula="of:=([.B27]/[.A27])" office:value-type="float" office:value="0.572131729125977" calcext:value-type="float">
            <text:p>0,5721317291</text:p>
          </table:table-cell>
          <table:table-cell office:value-type="float" office:value="86241433" calcext:value-type="float">
            <text:p>86241433</text:p>
          </table:table-cell>
          <table:table-cell table:formula="of:=([.D27]/[.A27])" office:value-type="float" office:value="0.373846543918956" calcext:value-type="float">
            <text:p>0,3738465439</text:p>
          </table:table-cell>
          <table:table-cell office:value-type="float" office:value="85710801" calcext:value-type="float">
            <text:p>85710801</text:p>
          </table:table-cell>
          <table:table-cell table:formula="of:=([.F27]/[.A27])" office:value-type="float" office:value="0.371546316146851" calcext:value-type="float">
            <text:p>0,3715463161</text:p>
          </table:table-cell>
        </table:table-row>
        <table:table-row table:style-name="ro1">
          <table:table-cell office:value-type="float" office:value="241172480" calcext:value-type="float">
            <text:p>241172480</text:p>
          </table:table-cell>
          <table:table-cell office:value-type="float" office:value="137980159" calcext:value-type="float">
            <text:p>137980159</text:p>
          </table:table-cell>
          <table:table-cell table:formula="of:=([.B28]/[.A28])" office:value-type="float" office:value="0.572122320921525" calcext:value-type="float">
            <text:p>0,5721223209</text:p>
          </table:table-cell>
          <table:table-cell office:value-type="float" office:value="89843319" calcext:value-type="float">
            <text:p>89843319</text:p>
          </table:table-cell>
          <table:table-cell table:formula="of:=([.D28]/[.A28])" office:value-type="float" office:value="0.372527242743451" calcext:value-type="float">
            <text:p>0,3725272427</text:p>
          </table:table-cell>
          <table:table-cell office:value-type="float" office:value="89006813" calcext:value-type="float">
            <text:p>89006813</text:p>
          </table:table-cell>
          <table:table-cell table:formula="of:=([.F28]/[.A28])" office:value-type="float" office:value="0.369058745840321" calcext:value-type="float">
            <text:p>0,3690587458</text:p>
          </table:table-cell>
        </table:table-row>
        <table:table-row table:style-name="ro1">
          <table:table-cell office:value-type="float" office:value="251658240" calcext:value-type="float">
            <text:p>251658240</text:p>
          </table:table-cell>
          <table:table-cell office:value-type="float" office:value="143976956" calcext:value-type="float">
            <text:p>143976956</text:p>
          </table:table-cell>
          <table:table-cell table:formula="of:=([.B29]/[.A29])" office:value-type="float" office:value="0.572113021214803" calcext:value-type="float">
            <text:p>0,5721130212</text:p>
          </table:table-cell>
          <table:table-cell office:value-type="float" office:value="93441936" calcext:value-type="float">
            <text:p>93441936</text:p>
          </table:table-cell>
          <table:table-cell table:formula="of:=([.D29]/[.A29])" office:value-type="float" office:value="0.371304893493652" calcext:value-type="float">
            <text:p>0,3713048935</text:p>
          </table:table-cell>
          <table:table-cell office:value-type="float" office:value="92303623" calcext:value-type="float">
            <text:p>92303623</text:p>
          </table:table-cell>
          <table:table-cell table:formula="of:=([.F29]/[.A29])" office:value-type="float" office:value="0.366781644026438" calcext:value-type="float">
            <text:p>0,366781644</text:p>
          </table:table-cell>
        </table:table-row>
        <table:table-row table:style-name="ro1">
          <table:table-cell office:value-type="float" office:value="262144000" calcext:value-type="float">
            <text:p>262144000</text:p>
          </table:table-cell>
          <table:table-cell office:value-type="float" office:value="149972066" calcext:value-type="float">
            <text:p>149972066</text:p>
          </table:table-cell>
          <table:table-cell table:formula="of:=([.B30]/[.A30])" office:value-type="float" office:value="0.572098030090332" calcext:value-type="float">
            <text:p>0,5720980301</text:p>
          </table:table-cell>
          <table:table-cell office:value-type="float" office:value="97040052" calcext:value-type="float">
            <text:p>97040052</text:p>
          </table:table-cell>
          <table:table-cell table:formula="of:=([.D30]/[.A30])" office:value-type="float" office:value="0.370178421020508" calcext:value-type="float">
            <text:p>0,370178421</text:p>
          </table:table-cell>
          <table:table-cell office:value-type="float" office:value="95599822" calcext:value-type="float">
            <text:p>95599822</text:p>
          </table:table-cell>
          <table:table-cell table:formula="of:=([.F30]/[.A30])" office:value-type="float" office:value="0.364684379577637" calcext:value-type="float">
            <text:p>0,3646843796</text:p>
          </table:table-cell>
        </table:table-row>
        <table:table-row table:style-name="ro1">
          <table:table-cell office:value-type="float" office:value="272629760" calcext:value-type="float">
            <text:p>272629760</text:p>
          </table:table-cell>
          <table:table-cell office:value-type="float" office:value="155969901" calcext:value-type="float">
            <text:p>155969901</text:p>
          </table:table-cell>
          <table:table-cell table:formula="of:=([.B31]/[.A31])" office:value-type="float" office:value="0.572094187369713" calcext:value-type="float">
            <text:p>0,5720941874</text:p>
          </table:table-cell>
          <table:table-cell office:value-type="float" office:value="100641383" calcext:value-type="float">
            <text:p>100641383</text:p>
          </table:table-cell>
          <table:table-cell table:formula="of:=([.D31]/[.A31])" office:value-type="float" office:value="0.369150392825787" calcext:value-type="float">
            <text:p>0,3691503928</text:p>
          </table:table-cell>
          <table:table-cell office:value-type="float" office:value="98897189" calcext:value-type="float">
            <text:p>98897189</text:p>
          </table:table-cell>
          <table:table-cell table:formula="of:=([.F31]/[.A31])" office:value-type="float" office:value="0.362752727361826" calcext:value-type="float">
            <text:p>0,3627527274</text:p>
          </table:table-cell>
        </table:table-row>
        <table:table-row table:style-name="ro1">
          <table:table-cell office:value-type="float" office:value="283115520" calcext:value-type="float">
            <text:p>283115520</text:p>
          </table:table-cell>
          <table:table-cell office:value-type="float" office:value="161964863" calcext:value-type="float">
            <text:p>161964863</text:p>
          </table:table-cell>
          <table:table-cell table:formula="of:=([.B32]/[.A32])" office:value-type="float" office:value="0.572080481493915" calcext:value-type="float">
            <text:p>0,5720804815</text:p>
          </table:table-cell>
          <table:table-cell office:value-type="float" office:value="104244926" calcext:value-type="float">
            <text:p>104244926</text:p>
          </table:table-cell>
          <table:table-cell table:formula="of:=([.D32]/[.A32])" office:value-type="float" office:value="0.368206327932852" calcext:value-type="float">
            <text:p>0,3682063279</text:p>
          </table:table-cell>
          <table:table-cell office:value-type="float" office:value="102192283" calcext:value-type="float">
            <text:p>102192283</text:p>
          </table:table-cell>
          <table:table-cell table:formula="of:=([.F32]/[.A32])" office:value-type="float" office:value="0.360956131970441" calcext:value-type="float">
            <text:p>0,360956132</text:p>
          </table:table-cell>
        </table:table-row>
        <table:table-row table:style-name="ro1">
          <table:table-cell office:value-type="float" office:value="293601280" calcext:value-type="float">
            <text:p>293601280</text:p>
          </table:table-cell>
          <table:table-cell office:value-type="float" office:value="167960785" calcext:value-type="float">
            <text:p>167960785</text:p>
          </table:table-cell>
          <table:table-cell table:formula="of:=([.B33]/[.A33])" office:value-type="float" office:value="0.572071024349758" calcext:value-type="float">
            <text:p>0,5720710243</text:p>
          </table:table-cell>
          <table:table-cell office:value-type="float" office:value="107847153" calcext:value-type="float">
            <text:p>107847153</text:p>
          </table:table-cell>
          <table:table-cell table:formula="of:=([.D33]/[.A33])" office:value-type="float" office:value="0.367325213977269" calcext:value-type="float">
            <text:p>0,367325214</text:p>
          </table:table-cell>
          <table:table-cell office:value-type="float" office:value="108774172" calcext:value-type="float">
            <text:p>108774172</text:p>
          </table:table-cell>
          <table:table-cell table:formula="of:=([.F33]/[.A33])" office:value-type="float" office:value="0.370482621874128" calcext:value-type="float">
            <text:p>0,3704826219</text:p>
          </table:table-cell>
        </table:table-row>
        <table:table-row table:style-name="ro1">
          <table:table-cell office:value-type="float" office:value="304087040" calcext:value-type="float">
            <text:p>304087040</text:p>
          </table:table-cell>
          <table:table-cell office:value-type="float" office:value="173956488" calcext:value-type="float">
            <text:p>173956488</text:p>
          </table:table-cell>
          <table:table-cell table:formula="of:=([.B34]/[.A34])" office:value-type="float" office:value="0.572061499233904" calcext:value-type="float">
            <text:p>0,5720614992</text:p>
          </table:table-cell>
          <table:table-cell office:value-type="float" office:value="111455964" calcext:value-type="float">
            <text:p>111455964</text:p>
          </table:table-cell>
          <table:table-cell table:formula="of:=([.D34]/[.A34])" office:value-type="float" office:value="0.366526518196895" calcext:value-type="float">
            <text:p>0,3665265182</text:p>
          </table:table-cell>
          <table:table-cell office:value-type="float" office:value="112069994" calcext:value-type="float">
            <text:p>112069994</text:p>
          </table:table-cell>
          <table:table-cell table:formula="of:=([.F34]/[.A34])" office:value-type="float" office:value="0.36854577557794" calcext:value-type="float">
            <text:p>0,3685457756</text:p>
          </table:table-cell>
        </table:table-row>
        <table:table-row table:style-name="ro1">
          <table:table-cell office:value-type="float" office:value="314572800" calcext:value-type="float">
            <text:p>314572800</text:p>
          </table:table-cell>
          <table:table-cell office:value-type="float" office:value="179946897" calcext:value-type="float">
            <text:p>179946897</text:p>
          </table:table-cell>
          <table:table-cell table:formula="of:=([.B35]/[.A35])" office:value-type="float" office:value="0.572035779953003" calcext:value-type="float">
            <text:p>0,57203578</text:p>
          </table:table-cell>
          <table:table-cell office:value-type="float" office:value="115062685" calcext:value-type="float">
            <text:p>115062685</text:p>
          </table:table-cell>
          <table:table-cell table:formula="of:=([.D35]/[.A35])" office:value-type="float" office:value="0.365774424870809" calcext:value-type="float">
            <text:p>0,3657744249</text:p>
          </table:table-cell>
          <table:table-cell office:value-type="float" office:value="115366772" calcext:value-type="float">
            <text:p>115366772</text:p>
          </table:table-cell>
          <table:table-cell table:formula="of:=([.F35]/[.A35])" office:value-type="float" office:value="0.366741091410319" calcext:value-type="float">
            <text:p>0,3667410914</text:p>
          </table:table-cell>
        </table:table-row>
        <table:table-row table:style-name="ro1">
          <table:table-cell office:value-type="float" office:value="325058560" calcext:value-type="float">
            <text:p>325058560</text:p>
          </table:table-cell>
          <table:table-cell office:value-type="float" office:value="185937617" calcext:value-type="float">
            <text:p>185937617</text:p>
          </table:table-cell>
          <table:table-cell table:formula="of:=([.B36]/[.A36])" office:value-type="float" office:value="0.572012676731233" calcext:value-type="float">
            <text:p>0,5720126767</text:p>
          </table:table-cell>
          <table:table-cell office:value-type="float" office:value="118669055" calcext:value-type="float">
            <text:p>118669055</text:p>
          </table:table-cell>
          <table:table-cell table:formula="of:=([.D36]/[.A36])" office:value-type="float" office:value="0.365069773889357" calcext:value-type="float">
            <text:p>0,3650697739</text:p>
          </table:table-cell>
          <table:table-cell office:value-type="float" office:value="118670299" calcext:value-type="float">
            <text:p>118670299</text:p>
          </table:table-cell>
          <table:table-cell table:formula="of:=([.F36]/[.A36])" office:value-type="float" office:value="0.365073600892098" calcext:value-type="float">
            <text:p>0,3650736009</text:p>
          </table:table-cell>
        </table:table-row>
        <table:table-row table:style-name="ro1">
          <table:table-cell office:value-type="float" office:value="335544320" calcext:value-type="float">
            <text:p>335544320</text:p>
          </table:table-cell>
          <table:table-cell office:value-type="float" office:value="191929079" calcext:value-type="float">
            <text:p>191929079</text:p>
          </table:table-cell>
          <table:table-cell table:formula="of:=([.B37]/[.A37])" office:value-type="float" office:value="0.571993228793144" calcext:value-type="float">
            <text:p>0,5719932288</text:p>
          </table:table-cell>
          <table:table-cell office:value-type="float" office:value="122274164" calcext:value-type="float">
            <text:p>122274164</text:p>
          </table:table-cell>
          <table:table-cell table:formula="of:=([.D37]/[.A37])" office:value-type="float" office:value="0.364405405521393" calcext:value-type="float">
            <text:p>0,3644054055</text:p>
          </table:table-cell>
          <table:table-cell office:value-type="float" office:value="121964486" calcext:value-type="float">
            <text:p>121964486</text:p>
          </table:table-cell>
          <table:table-cell table:formula="of:=([.F37]/[.A37])" office:value-type="float" office:value="0.363482493162155" calcext:value-type="float">
            <text:p>0,3634824932</text:p>
          </table:table-cell>
        </table:table-row>
        <table:table-row table:style-name="ro1">
          <table:table-cell office:value-type="float" office:value="346030080" calcext:value-type="float">
            <text:p>346030080</text:p>
          </table:table-cell>
          <table:table-cell office:value-type="float" office:value="197922236" calcext:value-type="float">
            <text:p>197922236</text:p>
          </table:table-cell>
          <table:table-cell table:formula="of:=([.B38]/[.A38])" office:value-type="float" office:value="0.57197985793605" calcext:value-type="float">
            <text:p>0,5719798579</text:p>
          </table:table-cell>
          <table:table-cell office:value-type="float" office:value="125882943" calcext:value-type="float">
            <text:p>125882943</text:p>
          </table:table-cell>
          <table:table-cell table:formula="of:=([.D38]/[.A38])" office:value-type="float" office:value="0.363791907917369" calcext:value-type="float">
            <text:p>0,3637919079</text:p>
          </table:table-cell>
          <table:table-cell office:value-type="float" office:value="125256890" calcext:value-type="float">
            <text:p>125256890</text:p>
          </table:table-cell>
          <table:table-cell table:formula="of:=([.F38]/[.A38])" office:value-type="float" office:value="0.361982663472493" calcext:value-type="float">
            <text:p>0,3619826635</text:p>
          </table:table-cell>
        </table:table-row>
        <table:table-row table:style-name="ro1">
          <table:table-cell office:value-type="float" office:value="356515840" calcext:value-type="float">
            <text:p>356515840</text:p>
          </table:table-cell>
          <table:table-cell office:value-type="float" office:value="203912515" calcext:value-type="float">
            <text:p>203912515</text:p>
          </table:table-cell>
          <table:table-cell table:formula="of:=([.B39]/[.A39])" office:value-type="float" office:value="0.571959201027365" calcext:value-type="float">
            <text:p>0,571959201</text:p>
          </table:table-cell>
          <table:table-cell office:value-type="float" office:value="129490106" calcext:value-type="float">
            <text:p>129490106</text:p>
          </table:table-cell>
          <table:table-cell table:formula="of:=([.D39]/[.A39])" office:value-type="float" office:value="0.363209965649773" calcext:value-type="float">
            <text:p>0,3632099656</text:p>
          </table:table-cell>
          <table:table-cell office:value-type="float" office:value="128549456" calcext:value-type="float">
            <text:p>128549456</text:p>
          </table:table-cell>
          <table:table-cell table:formula="of:=([.F39]/[.A39])" office:value-type="float" office:value="0.360571513456457" calcext:value-type="float">
            <text:p>0,3605715135</text:p>
          </table:table-cell>
        </table:table-row>
        <table:table-row table:style-name="ro1">
          <table:table-cell office:value-type="float" office:value="367001600" calcext:value-type="float">
            <text:p>367001600</text:p>
          </table:table-cell>
          <table:table-cell office:value-type="float" office:value="209903792" calcext:value-type="float">
            <text:p>209903792</text:p>
          </table:table-cell>
          <table:table-cell table:formula="of:=([.B40]/[.A40])" office:value-type="float" office:value="0.571942443847656" calcext:value-type="float">
            <text:p>0,5719424438</text:p>
          </table:table-cell>
          <table:table-cell office:value-type="float" office:value="133100276" calcext:value-type="float">
            <text:p>133100276</text:p>
          </table:table-cell>
          <table:table-cell table:formula="of:=([.D40]/[.A40])" office:value-type="float" office:value="0.362669470650809" calcext:value-type="float">
            <text:p>0,3626694707</text:p>
          </table:table-cell>
          <table:table-cell office:value-type="float" office:value="135131568" calcext:value-type="float">
            <text:p>135131568</text:p>
          </table:table-cell>
          <table:table-cell table:formula="of:=([.F40]/[.A40])" office:value-type="float" office:value="0.368204302106585" calcext:value-type="float">
            <text:p>0,3682043021</text:p>
          </table:table-cell>
        </table:table-row>
        <table:table-row table:style-name="ro1">
          <table:table-cell office:value-type="float" office:value="387973120" calcext:value-type="float">
            <text:p>387973120</text:p>
          </table:table-cell>
          <table:table-cell office:value-type="float" office:value="221874416" calcext:value-type="float">
            <text:p>221874416</text:p>
          </table:table-cell>
          <table:table-cell table:formula="of:=([.B41]/[.A41])" office:value-type="float" office:value="0.571880897315773" calcext:value-type="float">
            <text:p>0,5718808973</text:p>
          </table:table-cell>
          <table:table-cell office:value-type="float" office:value="140322240" calcext:value-type="float">
            <text:p>140322240</text:p>
          </table:table-cell>
          <table:table-cell table:formula="of:=([.D41]/[.A41])" office:value-type="float" office:value="0.361680314347551" calcext:value-type="float">
            <text:p>0,3616803143</text:p>
          </table:table-cell>
          <table:table-cell office:value-type="float" office:value="141728331" calcext:value-type="float">
            <text:p>141728331</text:p>
          </table:table-cell>
          <table:table-cell table:formula="of:=([.F41]/[.A41])" office:value-type="float" office:value="0.365304511302226" calcext:value-type="float">
            <text:p>0,3653045113</text:p>
          </table:table-cell>
        </table:table-row>
        <table:table-row table:style-name="ro1">
          <table:table-cell office:value-type="float" office:value="398458880" calcext:value-type="float">
            <text:p>398458880</text:p>
          </table:table-cell>
          <table:table-cell office:value-type="float" office:value="227860119" calcext:value-type="float">
            <text:p>227860119</text:p>
          </table:table-cell>
          <table:table-cell table:formula="of:=([.B42]/[.A42])" office:value-type="float" office:value="0.571853534798873" calcext:value-type="float">
            <text:p>0,5718535348</text:p>
          </table:table-cell>
          <table:table-cell office:value-type="float" office:value="147545443" calcext:value-type="float">
            <text:p>147545443</text:p>
          </table:table-cell>
          <table:table-cell table:formula="of:=([.D42]/[.A42])" office:value-type="float" office:value="0.370290261820743" calcext:value-type="float">
            <text:p>0,3702902618</text:p>
          </table:table-cell>
          <table:table-cell office:value-type="float" office:value="145023323" calcext:value-type="float">
            <text:p>145023323</text:p>
          </table:table-cell>
          <table:table-cell table:formula="of:=([.F42]/[.A42])" office:value-type="float" office:value="0.363960574802599" calcext:value-type="float">
            <text:p>0,3639605748</text:p>
          </table:table-cell>
        </table:table-row>
        <table:table-row table:style-name="ro1">
          <table:table-cell office:value-type="float" office:value="408944640" calcext:value-type="float">
            <text:p>408944640</text:p>
          </table:table-cell>
          <table:table-cell office:value-type="float" office:value="233851225" calcext:value-type="float">
            <text:p>233851225</text:p>
          </table:table-cell>
          <table:table-cell table:formula="of:=([.B43]/[.A43])" office:value-type="float" office:value="0.571840787545229" calcext:value-type="float">
            <text:p>0,5718407875</text:p>
          </table:table-cell>
          <table:table-cell office:value-type="float" office:value="154767761" calcext:value-type="float">
            <text:p>154767761</text:p>
          </table:table-cell>
          <table:table-cell table:formula="of:=([.D43]/[.A43])" office:value-type="float" office:value="0.378456509418977" calcext:value-type="float">
            <text:p>0,3784565094</text:p>
          </table:table-cell>
          <table:table-cell office:value-type="float" office:value="148319871" calcext:value-type="float">
            <text:p>148319871</text:p>
          </table:table-cell>
          <table:table-cell table:formula="of:=([.F43]/[.A43])" office:value-type="float" office:value="0.362689363039457" calcext:value-type="float">
            <text:p>0,362689363</text:p>
          </table:table-cell>
        </table:table-row>
        <table:table-row table:style-name="ro1">
          <table:table-cell office:value-type="float" office:value="419430400" calcext:value-type="float">
            <text:p>419430400</text:p>
          </table:table-cell>
          <table:table-cell office:value-type="float" office:value="239839006" calcext:value-type="float">
            <text:p>239839006</text:p>
          </table:table-cell>
          <table:table-cell table:formula="of:=([.B44]/[.A44])" office:value-type="float" office:value="0.571820750236511" calcext:value-type="float">
            <text:p>0,5718207502</text:p>
          </table:table-cell>
          <table:table-cell office:value-type="float" office:value="158384449" calcext:value-type="float">
            <text:p>158384449</text:p>
          </table:table-cell>
          <table:table-cell table:formula="of:=([.D44]/[.A44])" office:value-type="float" office:value="0.377617952823639" calcext:value-type="float">
            <text:p>0,3776179528</text:p>
          </table:table-cell>
          <table:table-cell office:value-type="float" office:value="158209570" calcext:value-type="float">
            <text:p>158209570</text:p>
          </table:table-cell>
          <table:table-cell table:formula="of:=([.F44]/[.A44])" office:value-type="float" office:value="0.377201008796692" calcext:value-type="float">
            <text:p>0,3772010088</text:p>
          </table:table-cell>
        </table:table-row>
        <table:table-row table:style-name="ro1">
          <table:table-cell office:value-type="float" office:value="429916160" calcext:value-type="float">
            <text:p>429916160</text:p>
          </table:table-cell>
          <table:table-cell office:value-type="float" office:value="245824729" calcext:value-type="float">
            <text:p>245824729</text:p>
          </table:table-cell>
          <table:table-cell table:formula="of:=([.B45]/[.A45])" office:value-type="float" office:value="0.571796903377626" calcext:value-type="float">
            <text:p>0,5717969034</text:p>
          </table:table-cell>
          <table:table-cell office:value-type="float" office:value="162000189" calcext:value-type="float">
            <text:p>162000189</text:p>
          </table:table-cell>
          <table:table-cell table:formula="of:=([.D45]/[.A45])" office:value-type="float" office:value="0.376818096346971" calcext:value-type="float">
            <text:p>0,3768180963</text:p>
          </table:table-cell>
          <table:table-cell office:value-type="float" office:value="161510372" calcext:value-type="float">
            <text:p>161510372</text:p>
          </table:table-cell>
          <table:table-cell table:formula="of:=([.F45]/[.A45])" office:value-type="float" office:value="0.37567876490151" calcext:value-type="float">
            <text:p>0,3756787649</text:p>
          </table:table-cell>
        </table:table-row>
        <table:table-row table:style-name="ro1">
          <table:table-cell office:value-type="float" office:value="440401920" calcext:value-type="float">
            <text:p>440401920</text:p>
          </table:table-cell>
          <table:table-cell office:value-type="float" office:value="251813871" calcext:value-type="float">
            <text:p>251813871</text:p>
          </table:table-cell>
          <table:table-cell table:formula="of:=([.B46]/[.A46])" office:value-type="float" office:value="0.571781955446516" calcext:value-type="float">
            <text:p>0,5717819554</text:p>
          </table:table-cell>
          <table:table-cell office:value-type="float" office:value="165610163" calcext:value-type="float">
            <text:p>165610163</text:p>
          </table:table-cell>
          <table:table-cell table:formula="of:=([.D46]/[.A46])" office:value-type="float" office:value="0.376043235687982" calcext:value-type="float">
            <text:p>0,3760432357</text:p>
          </table:table-cell>
          <table:table-cell office:value-type="float" office:value="164810516" calcext:value-type="float">
            <text:p>164810516</text:p>
          </table:table-cell>
          <table:table-cell table:formula="of:=([.F46]/[.A46])" office:value-type="float" office:value="0.374227514721098" calcext:value-type="float">
            <text:p>0,3742275147</text:p>
          </table:table-cell>
        </table:table-row>
        <table:table-row table:style-name="ro1">
          <table:table-cell office:value-type="float" office:value="450887680" calcext:value-type="float">
            <text:p>450887680</text:p>
          </table:table-cell>
          <table:table-cell office:value-type="float" office:value="257804140" calcext:value-type="float">
            <text:p>257804140</text:p>
          </table:table-cell>
          <table:table-cell table:formula="of:=([.B47]/[.A47])" office:value-type="float" office:value="0.571770202281863" calcext:value-type="float">
            <text:p>0,5717702023</text:p>
          </table:table-cell>
          <table:table-cell office:value-type="float" office:value="169221247" calcext:value-type="float">
            <text:p>169221247</text:p>
          </table:table-cell>
          <table:table-cell table:formula="of:=([.D47]/[.A47])" office:value-type="float" office:value="0.375306876870089" calcext:value-type="float">
            <text:p>0,3753068769</text:p>
          </table:table-cell>
          <table:table-cell office:value-type="float" office:value="168105914" calcext:value-type="float">
            <text:p>168105914</text:p>
          </table:table-cell>
          <table:table-cell table:formula="of:=([.F47]/[.A47])" office:value-type="float" office:value="0.372833238646041" calcext:value-type="float">
            <text:p>0,3728332386</text:p>
          </table:table-cell>
        </table:table-row>
        <table:table-row table:style-name="ro1">
          <table:table-cell office:value-type="float" office:value="461373440" calcext:value-type="float">
            <text:p>461373440</text:p>
          </table:table-cell>
          <table:table-cell office:value-type="float" office:value="263796459" calcext:value-type="float">
            <text:p>263796459</text:p>
          </table:table-cell>
          <table:table-cell table:formula="of:=([.B48]/[.A48])" office:value-type="float" office:value="0.571763426607305" calcext:value-type="float">
            <text:p>0,5717634266</text:p>
          </table:table-cell>
          <table:table-cell office:value-type="float" office:value="172835906" calcext:value-type="float">
            <text:p>172835906</text:p>
          </table:table-cell>
          <table:table-cell table:formula="of:=([.D48]/[.A48])" office:value-type="float" office:value="0.374611737511375" calcext:value-type="float">
            <text:p>0,3746117375</text:p>
          </table:table-cell>
          <table:table-cell office:value-type="float" office:value="171406752" calcext:value-type="float">
            <text:p>171406752</text:p>
          </table:table-cell>
          <table:table-cell table:formula="of:=([.F48]/[.A48])" office:value-type="float" office:value="0.371514129638672" calcext:value-type="float">
            <text:p>0,3715141296</text:p>
          </table:table-cell>
        </table:table-row>
        <table:table-row table:style-name="ro1">
          <table:table-cell office:value-type="float" office:value="471859200" calcext:value-type="float">
            <text:p>471859200</text:p>
          </table:table-cell>
          <table:table-cell office:value-type="float" office:value="269788552" calcext:value-type="float">
            <text:p>269788552</text:p>
          </table:table-cell>
          <table:table-cell table:formula="of:=([.B49]/[.A49])" office:value-type="float" office:value="0.571756473117405" calcext:value-type="float">
            <text:p>0,5717564731</text:p>
          </table:table-cell>
          <table:table-cell office:value-type="float" office:value="176448717" calcext:value-type="float">
            <text:p>176448717</text:p>
          </table:table-cell>
          <table:table-cell table:formula="of:=([.D49]/[.A49])" office:value-type="float" office:value="0.373943576812744" calcext:value-type="float">
            <text:p>0,3739435768</text:p>
          </table:table-cell>
          <table:table-cell office:value-type="float" office:value="174703129" calcext:value-type="float">
            <text:p>174703129</text:p>
          </table:table-cell>
          <table:table-cell table:formula="of:=([.F49]/[.A49])" office:value-type="float" office:value="0.370244193606906" calcext:value-type="float">
            <text:p>0,3702441936</text:p>
          </table:table-cell>
        </table:table-row>
        <table:table-row table:style-name="ro1">
          <table:table-cell office:value-type="float" office:value="482344960" calcext:value-type="float">
            <text:p>482344960</text:p>
          </table:table-cell>
          <table:table-cell office:value-type="float" office:value="275778971" calcext:value-type="float">
            <text:p>275778971</text:p>
          </table:table-cell>
          <table:table-cell table:formula="of:=([.B50]/[.A50])" office:value-type="float" office:value="0.571746351407922" calcext:value-type="float">
            <text:p>0,5717463514</text:p>
          </table:table-cell>
          <table:table-cell office:value-type="float" office:value="180061361" calcext:value-type="float">
            <text:p>180061361</text:p>
          </table:table-cell>
          <table:table-cell table:formula="of:=([.D50]/[.A50])" office:value-type="float" office:value="0.37330412035403" calcext:value-type="float">
            <text:p>0,3733041204</text:p>
          </table:table-cell>
          <table:table-cell office:value-type="float" office:value="178000413" calcext:value-type="float">
            <text:p>178000413</text:p>
          </table:table-cell>
          <table:table-cell table:formula="of:=([.F50]/[.A50])" office:value-type="float" office:value="0.369031352582185" calcext:value-type="float">
            <text:p>0,3690313526</text:p>
          </table:table-cell>
        </table:table-row>
        <table:table-row table:style-name="ro1">
          <table:table-cell office:value-type="float" office:value="492830720" calcext:value-type="float">
            <text:p>492830720</text:p>
          </table:table-cell>
          <table:table-cell office:value-type="float" office:value="281769868" calcext:value-type="float">
            <text:p>281769868</text:p>
          </table:table-cell>
          <table:table-cell table:formula="of:=([.B51]/[.A51])" office:value-type="float" office:value="0.571737630316552" calcext:value-type="float">
            <text:p>0,5717376303</text:p>
          </table:table-cell>
          <table:table-cell office:value-type="float" office:value="183673436" calcext:value-type="float">
            <text:p>183673436</text:p>
          </table:table-cell>
          <table:table-cell table:formula="of:=([.D51]/[.A51])" office:value-type="float" office:value="0.372690720253802" calcext:value-type="float">
            <text:p>0,3726907203</text:p>
          </table:table-cell>
          <table:table-cell office:value-type="float" office:value="181300095" calcext:value-type="float">
            <text:p>181300095</text:p>
          </table:table-cell>
          <table:table-cell table:formula="of:=([.F51]/[.A51])" office:value-type="float" office:value="0.367874987581943" calcext:value-type="float">
            <text:p>0,3678749876</text:p>
          </table:table-cell>
        </table:table-row>
        <table:table-row table:style-name="ro1">
          <table:table-cell office:value-type="float" office:value="503316480" calcext:value-type="float">
            <text:p>503316480</text:p>
          </table:table-cell>
          <table:table-cell office:value-type="float" office:value="287755673" calcext:value-type="float">
            <text:p>287755673</text:p>
          </table:table-cell>
          <table:table-cell table:formula="of:=([.B52]/[.A52])" office:value-type="float" office:value="0.571719155708949" calcext:value-type="float">
            <text:p>0,5717191557</text:p>
          </table:table-cell>
          <table:table-cell office:value-type="float" office:value="187293365" calcext:value-type="float">
            <text:p>187293365</text:p>
          </table:table-cell>
          <table:table-cell table:formula="of:=([.D52]/[.A52])" office:value-type="float" office:value="0.372118482987086" calcext:value-type="float">
            <text:p>0,372118483</text:p>
          </table:table-cell>
          <table:table-cell office:value-type="float" office:value="184598204" calcext:value-type="float">
            <text:p>184598204</text:p>
          </table:table-cell>
          <table:table-cell table:formula="of:=([.F52]/[.A52])" office:value-type="float" office:value="0.366763679186503" calcext:value-type="float">
            <text:p>0,3667636792</text:p>
          </table:table-cell>
        </table:table-row>
        <table:table-row table:style-name="ro1">
          <table:table-cell office:value-type="float" office:value="513802240" calcext:value-type="float">
            <text:p>513802240</text:p>
          </table:table-cell>
          <table:table-cell office:value-type="float" office:value="293737415" calcext:value-type="float">
            <text:p>293737415</text:p>
          </table:table-cell>
          <table:table-cell table:formula="of:=([.B53]/[.A53])" office:value-type="float" office:value="0.571693527455233" calcext:value-type="float">
            <text:p>0,5716935275</text:p>
          </table:table-cell>
          <table:table-cell office:value-type="float" office:value="190909918" calcext:value-type="float">
            <text:p>190909918</text:p>
          </table:table-cell>
          <table:table-cell table:formula="of:=([.D53]/[.A53])" office:value-type="float" office:value="0.371563031722088" calcext:value-type="float">
            <text:p>0,3715630317</text:p>
          </table:table-cell>
          <table:table-cell office:value-type="float" office:value="187895229" calcext:value-type="float">
            <text:p>187895229</text:p>
          </table:table-cell>
          <table:table-cell table:formula="of:=([.F53]/[.A53])" office:value-type="float" office:value="0.365695620556267" calcext:value-type="float">
            <text:p>0,3656956206</text:p>
          </table:table-cell>
        </table:table-row>
        <table:table-row table:style-name="ro1">
          <table:table-cell office:value-type="float" office:value="524288000" calcext:value-type="float">
            <text:p>524288000</text:p>
          </table:table-cell>
          <table:table-cell office:value-type="float" office:value="299722293" calcext:value-type="float">
            <text:p>299722293</text:p>
          </table:table-cell>
          <table:table-cell table:formula="of:=([.B54]/[.A54])" office:value-type="float" office:value="0.571674905776978" calcext:value-type="float">
            <text:p>0,5716749058</text:p>
          </table:table-cell>
          <table:table-cell office:value-type="float" office:value="194529250" calcext:value-type="float">
            <text:p>194529250</text:p>
          </table:table-cell>
          <table:table-cell table:formula="of:=([.D54]/[.A54])" office:value-type="float" office:value="0.371035099029541" calcext:value-type="float">
            <text:p>0,371035099</text:p>
          </table:table-cell>
          <table:table-cell office:value-type="float" office:value="191197326" calcext:value-type="float">
            <text:p>191197326</text:p>
          </table:table-cell>
          <table:table-cell table:formula="of:=([.F54]/[.A54])" office:value-type="float" office:value="0.364679958343506" calcext:value-type="float">
            <text:p>0,3646799583</text:p>
          </table:table-cell>
        </table:table-row>
        <table:table-row table:style-name="ro1">
          <table:table-cell office:value-type="float" office:value="534773760" calcext:value-type="float">
            <text:p>534773760</text:p>
          </table:table-cell>
          <table:table-cell office:value-type="float" office:value="305706538" calcext:value-type="float">
            <text:p>305706538</text:p>
          </table:table-cell>
          <table:table-cell table:formula="of:=([.B55]/[.A55])" office:value-type="float" office:value="0.571655830682493" calcext:value-type="float">
            <text:p>0,5716558307</text:p>
          </table:table-cell>
          <table:table-cell office:value-type="float" office:value="198150037" calcext:value-type="float">
            <text:p>198150037</text:p>
          </table:table-cell>
          <table:table-cell table:formula="of:=([.D55]/[.A55])" office:value-type="float" office:value="0.370530590356565" calcext:value-type="float">
            <text:p>0,3705305904</text:p>
          </table:table-cell>
          <table:table-cell office:value-type="float" office:value="194496966" calcext:value-type="float">
            <text:p>194496966</text:p>
          </table:table-cell>
          <table:table-cell table:formula="of:=([.F55]/[.A55])" office:value-type="float" office:value="0.363699531555176" calcext:value-type="float">
            <text:p>0,3636995316</text:p>
          </table:table-cell>
        </table:table-row>
        <table:table-row table:style-name="ro1">
          <table:table-cell office:value-type="float" office:value="545259520" calcext:value-type="float">
            <text:p>545259520</text:p>
          </table:table-cell>
          <table:table-cell office:value-type="float" office:value="311685838" calcext:value-type="float">
            <text:p>311685838</text:p>
          </table:table-cell>
          <table:table-cell table:formula="of:=([.B56]/[.A56])" office:value-type="float" office:value="0.571628420169537" calcext:value-type="float">
            <text:p>0,5716284202</text:p>
          </table:table-cell>
          <table:table-cell office:value-type="float" office:value="201771803" calcext:value-type="float">
            <text:p>201771803</text:p>
          </table:table-cell>
          <table:table-cell table:formula="of:=([.D56]/[.A56])" office:value-type="float" office:value="0.370047281338618" calcext:value-type="float">
            <text:p>0,3700472813</text:p>
          </table:table-cell>
          <table:table-cell office:value-type="float" office:value="197796868" calcext:value-type="float">
            <text:p>197796868</text:p>
          </table:table-cell>
          <table:table-cell table:formula="of:=([.F56]/[.A56])" office:value-type="float" office:value="0.36275729399461" calcext:value-type="float">
            <text:p>0,362757294</text:p>
          </table:table-cell>
        </table:table-row>
        <table:table-row table:style-name="ro1">
          <table:table-cell office:value-type="float" office:value="555745280" calcext:value-type="float">
            <text:p>555745280</text:p>
          </table:table-cell>
          <table:table-cell office:value-type="float" office:value="317670229" calcext:value-type="float">
            <text:p>317670229</text:p>
          </table:table-cell>
          <table:table-cell table:formula="of:=([.B57]/[.A57])" office:value-type="float" office:value="0.571611204687155" calcext:value-type="float">
            <text:p>0,5716112047</text:p>
          </table:table-cell>
          <table:table-cell office:value-type="float" office:value="205392458" calcext:value-type="float">
            <text:p>205392458</text:p>
          </table:table-cell>
          <table:table-cell table:formula="of:=([.D57]/[.A57])" office:value-type="float" office:value="0.369580211279527" calcext:value-type="float">
            <text:p>0,3695802113</text:p>
          </table:table-cell>
          <table:table-cell office:value-type="float" office:value="201095842" calcext:value-type="float">
            <text:p>201095842</text:p>
          </table:table-cell>
          <table:table-cell table:formula="of:=([.F57]/[.A57])" office:value-type="float" office:value="0.361848942738659" calcext:value-type="float">
            <text:p>0,3618489427</text:p>
          </table:table-cell>
        </table:table-row>
        <table:table-row table:style-name="ro1">
          <table:table-cell office:value-type="float" office:value="566231040" calcext:value-type="float">
            <text:p>566231040</text:p>
          </table:table-cell>
          <table:table-cell office:value-type="float" office:value="323652209" calcext:value-type="float">
            <text:p>323652209</text:p>
          </table:table-cell>
          <table:table-cell table:formula="of:=([.B58]/[.A58])" office:value-type="float" office:value="0.571590368836014" calcext:value-type="float">
            <text:p>0,5715903688</text:p>
          </table:table-cell>
          <table:table-cell office:value-type="float" office:value="209019469" calcext:value-type="float">
            <text:p>209019469</text:p>
          </table:table-cell>
          <table:table-cell table:formula="of:=([.D58]/[.A58])" office:value-type="float" office:value="0.36914166521143" calcext:value-type="float">
            <text:p>0,3691416652</text:p>
          </table:table-cell>
          <table:table-cell office:value-type="float" office:value="204393501" calcext:value-type="float">
            <text:p>204393501</text:p>
          </table:table-cell>
          <table:table-cell table:formula="of:=([.F58]/[.A58])" office:value-type="float" office:value="0.36097191174825" calcext:value-type="float">
            <text:p>0,3609719117</text:p>
          </table:table-cell>
        </table:table-row>
        <table:table-row table:style-name="ro1">
          <table:table-cell office:value-type="float" office:value="576716800" calcext:value-type="float">
            <text:p>576716800</text:p>
          </table:table-cell>
          <table:table-cell office:value-type="float" office:value="329627746" calcext:value-type="float">
            <text:p>329627746</text:p>
          </table:table-cell>
          <table:table-cell table:formula="of:=([.B59]/[.A59])" office:value-type="float" office:value="0.57155911879106" calcext:value-type="float">
            <text:p>0,5715591188</text:p>
          </table:table-cell>
          <table:table-cell office:value-type="float" office:value="212643674" calcext:value-type="float">
            <text:p>212643674</text:p>
          </table:table-cell>
          <table:table-cell table:formula="of:=([.D59]/[.A59])" office:value-type="float" office:value="0.368714200800115" calcext:value-type="float">
            <text:p>0,3687142008</text:p>
          </table:table-cell>
          <table:table-cell office:value-type="float" office:value="210997356" calcext:value-type="float">
            <text:p>210997356</text:p>
          </table:table-cell>
          <table:table-cell table:formula="of:=([.F59]/[.A59])" office:value-type="float" office:value="0.365859562266957" calcext:value-type="float">
            <text:p>0,3658595623</text:p>
          </table:table-cell>
        </table:table-row>
        <table:table-row table:style-name="ro1">
          <table:table-cell office:value-type="float" office:value="587202560" calcext:value-type="float">
            <text:p>587202560</text:p>
          </table:table-cell>
          <table:table-cell office:value-type="float" office:value="335606639" calcext:value-type="float">
            <text:p>335606639</text:p>
          </table:table-cell>
          <table:table-cell table:formula="of:=([.B60]/[.A60])" office:value-type="float" office:value="0.571534700053079" calcext:value-type="float">
            <text:p>0,5715347001</text:p>
          </table:table-cell>
          <table:table-cell office:value-type="float" office:value="216264973" calcext:value-type="float">
            <text:p>216264973</text:p>
          </table:table-cell>
          <table:table-cell table:formula="of:=([.D60]/[.A60])" office:value-type="float" office:value="0.368297054086413" calcext:value-type="float">
            <text:p>0,3682970541</text:p>
          </table:table-cell>
          <table:table-cell office:value-type="float" office:value="214296587" calcext:value-type="float">
            <text:p>214296587</text:p>
          </table:table-cell>
          <table:table-cell table:formula="of:=([.F60]/[.A60])" office:value-type="float" office:value="0.364944912706103" calcext:value-type="float">
            <text:p>0,3649449127</text:p>
          </table:table-cell>
        </table:table-row>
        <table:table-row table:style-name="ro1">
          <table:table-cell office:value-type="float" office:value="597688320" calcext:value-type="float">
            <text:p>597688320</text:p>
          </table:table-cell>
          <table:table-cell office:value-type="float" office:value="341595228" calcext:value-type="float">
            <text:p>341595228</text:p>
          </table:table-cell>
          <table:table-cell table:formula="of:=([.B61]/[.A61])" office:value-type="float" office:value="0.571527360614977" calcext:value-type="float">
            <text:p>0,5715273606</text:p>
          </table:table-cell>
          <table:table-cell office:value-type="float" office:value="219892200" calcext:value-type="float">
            <text:p>219892200</text:p>
          </table:table-cell>
          <table:table-cell table:formula="of:=([.D61]/[.A61])" office:value-type="float" office:value="0.367904462312397" calcext:value-type="float">
            <text:p>0,3679044623</text:p>
          </table:table-cell>
          <table:table-cell office:value-type="float" office:value="217599563" calcext:value-type="float">
            <text:p>217599563</text:p>
          </table:table-cell>
          <table:table-cell table:formula="of:=([.F61]/[.A61])" office:value-type="float" office:value="0.364068621919866" calcext:value-type="float">
            <text:p>0,3640686219</text:p>
          </table:table-cell>
        </table:table-row>
        <table:table-row table:style-name="ro1">
          <table:table-cell office:value-type="float" office:value="608174080" calcext:value-type="float">
            <text:p>608174080</text:p>
          </table:table-cell>
          <table:table-cell office:value-type="float" office:value="347588663" calcext:value-type="float">
            <text:p>347588663</text:p>
          </table:table-cell>
          <table:table-cell table:formula="of:=([.B62]/[.A62])" office:value-type="float" office:value="0.571528242374289" calcext:value-type="float">
            <text:p>0,5715282424</text:p>
          </table:table-cell>
          <table:table-cell office:value-type="float" office:value="223519327" calcext:value-type="float">
            <text:p>223519327</text:p>
          </table:table-cell>
          <table:table-cell table:formula="of:=([.D62]/[.A62])" office:value-type="float" office:value="0.367525243759155" calcext:value-type="float">
            <text:p>0,3675252438</text:p>
          </table:table-cell>
          <table:table-cell office:value-type="float" office:value="220903530" calcext:value-type="float">
            <text:p>220903530</text:p>
          </table:table-cell>
          <table:table-cell table:formula="of:=([.F62]/[.A62])" office:value-type="float" office:value="0.363224177524961" calcext:value-type="float">
            <text:p>0,3632241775</text:p>
          </table:table-cell>
        </table:table-row>
        <table:table-row table:style-name="ro1">
          <table:table-cell office:value-type="float" office:value="618659840" calcext:value-type="float">
            <text:p>618659840</text:p>
          </table:table-cell>
          <table:table-cell office:value-type="float" office:value="353584265" calcext:value-type="float">
            <text:p>353584265</text:p>
          </table:table-cell>
          <table:table-cell table:formula="of:=([.B63]/[.A63])" office:value-type="float" office:value="0.57153259697607" calcext:value-type="float">
            <text:p>0,571532597</text:p>
          </table:table-cell>
          <table:table-cell office:value-type="float" office:value="227146235" calcext:value-type="float">
            <text:p>227146235</text:p>
          </table:table-cell>
          <table:table-cell table:formula="of:=([.D63]/[.A63])" office:value-type="float" office:value="0.36715852608115" calcext:value-type="float">
            <text:p>0,3671585261</text:p>
          </table:table-cell>
          <table:table-cell office:value-type="float" office:value="224203626" calcext:value-type="float">
            <text:p>224203626</text:p>
          </table:table-cell>
          <table:table-cell table:formula="of:=([.F63]/[.A63])" office:value-type="float" office:value="0.362402101290428" calcext:value-type="float">
            <text:p>0,3624021013</text:p>
          </table:table-cell>
        </table:table-row>
        <table:table-row table:style-name="ro1">
          <table:table-cell office:value-type="float" office:value="629145600" calcext:value-type="float">
            <text:p>629145600</text:p>
          </table:table-cell>
          <table:table-cell office:value-type="float" office:value="359579661" calcext:value-type="float">
            <text:p>359579661</text:p>
          </table:table-cell>
          <table:table-cell table:formula="of:=([.B64]/[.A64])" office:value-type="float" office:value="0.571536478996277" calcext:value-type="float">
            <text:p>0,571536479</text:p>
          </table:table-cell>
          <table:table-cell office:value-type="float" office:value="230769849" calcext:value-type="float">
            <text:p>230769849</text:p>
          </table:table-cell>
          <table:table-cell table:formula="of:=([.D64]/[.A64])" office:value-type="float" office:value="0.366798796653747" calcext:value-type="float">
            <text:p>0,3667987967</text:p>
          </table:table-cell>
          <table:table-cell office:value-type="float" office:value="227509472" calcext:value-type="float">
            <text:p>227509472</text:p>
          </table:table-cell>
          <table:table-cell table:formula="of:=([.F64]/[.A64])" office:value-type="float" office:value="0.361616566975911" calcext:value-type="float">
            <text:p>0,361616567</text:p>
          </table:table-cell>
        </table:table-row>
        <table:table-row table:style-name="ro1">
          <table:table-cell office:value-type="float" office:value="639631360" calcext:value-type="float">
            <text:p>639631360</text:p>
          </table:table-cell>
          <table:table-cell office:value-type="float" office:value="365570898" calcext:value-type="float">
            <text:p>365570898</text:p>
          </table:table-cell>
          <table:table-cell table:formula="of:=([.B65]/[.A65])" office:value-type="float" office:value="0.571533731554375" calcext:value-type="float">
            <text:p>0,5715337316</text:p>
          </table:table-cell>
          <table:table-cell office:value-type="float" office:value="234399624" calcext:value-type="float">
            <text:p>234399624</text:p>
          </table:table-cell>
          <table:table-cell table:formula="of:=([.D65]/[.A65])" office:value-type="float" office:value="0.366460493744397" calcext:value-type="float">
            <text:p>0,3664604937</text:p>
          </table:table-cell>
          <table:table-cell office:value-type="float" office:value="230807864" calcext:value-type="float">
            <text:p>230807864</text:p>
          </table:table-cell>
          <table:table-cell table:formula="of:=([.F65]/[.A65])" office:value-type="float" office:value="0.360845134297355" calcext:value-type="float">
            <text:p>0,3608451343</text:p>
          </table:table-cell>
        </table:table-row>
        <table:table-row table:style-name="ro1">
          <table:table-cell office:value-type="float" office:value="650117120" calcext:value-type="float">
            <text:p>650117120</text:p>
          </table:table-cell>
          <table:table-cell office:value-type="float" office:value="371564801" calcext:value-type="float">
            <text:p>371564801</text:p>
          </table:table-cell>
          <table:table-cell table:formula="of:=([.B66]/[.A66])" office:value-type="float" office:value="0.571535173539192" calcext:value-type="float">
            <text:p>0,5715351735</text:p>
          </table:table-cell>
          <table:table-cell office:value-type="float" office:value="238021128" calcext:value-type="float">
            <text:p>238021128</text:p>
          </table:table-cell>
          <table:table-cell table:formula="of:=([.D66]/[.A66])" office:value-type="float" office:value="0.366120381509104" calcext:value-type="float">
            <text:p>0,3661203815</text:p>
          </table:table-cell>
          <table:table-cell office:value-type="float" office:value="237405521" calcext:value-type="float">
            <text:p>237405521</text:p>
          </table:table-cell>
          <table:table-cell table:formula="of:=([.F66]/[.A66])" office:value-type="float" office:value="0.365173464436685" calcext:value-type="float">
            <text:p>0,3651734644</text:p>
          </table:table-cell>
        </table:table-row>
        <table:table-row table:style-name="ro1">
          <table:table-cell office:value-type="float" office:value="660602880" calcext:value-type="float">
            <text:p>660602880</text:p>
          </table:table-cell>
          <table:table-cell office:value-type="float" office:value="377559342" calcext:value-type="float">
            <text:p>377559342</text:p>
          </table:table-cell>
          <table:table-cell table:formula="of:=([.B67]/[.A67])" office:value-type="float" office:value="0.57153753553118" calcext:value-type="float">
            <text:p>0,5715375355</text:p>
          </table:table-cell>
          <table:table-cell office:value-type="float" office:value="241644000" calcext:value-type="float">
            <text:p>241644000</text:p>
          </table:table-cell>
          <table:table-cell table:formula="of:=([.D67]/[.A67])" office:value-type="float" office:value="0.365793137323289" calcext:value-type="float">
            <text:p>0,3657931373</text:p>
          </table:table-cell>
          <table:table-cell office:value-type="float" office:value="240696772" calcext:value-type="float">
            <text:p>240696772</text:p>
          </table:table-cell>
          <table:table-cell table:formula="of:=([.F67]/[.A67])" office:value-type="float" office:value="0.36435925317189" calcext:value-type="float">
            <text:p>0,3643592532</text:p>
          </table:table-cell>
        </table:table-row>
        <table:table-row table:style-name="ro1">
          <table:table-cell office:value-type="float" office:value="671088640" calcext:value-type="float">
            <text:p>671088640</text:p>
          </table:table-cell>
          <table:table-cell office:value-type="float" office:value="383549179" calcext:value-type="float">
            <text:p>383549179</text:p>
          </table:table-cell>
          <table:table-cell table:formula="of:=([.B68]/[.A68])" office:value-type="float" office:value="0.571532814204693" calcext:value-type="float">
            <text:p>0,5715328142</text:p>
          </table:table-cell>
          <table:table-cell office:value-type="float" office:value="245271172" calcext:value-type="float">
            <text:p>245271172</text:p>
          </table:table-cell>
          <table:table-cell table:formula="of:=([.D68]/[.A68])" office:value-type="float" office:value="0.365482527017593" calcext:value-type="float">
            <text:p>0,365482527</text:p>
          </table:table-cell>
          <table:table-cell office:value-type="float" office:value="243979733" calcext:value-type="float">
            <text:p>243979733</text:p>
          </table:table-cell>
          <table:table-cell table:formula="of:=([.F68]/[.A68])" office:value-type="float" office:value="0.363558132946491" calcext:value-type="float">
            <text:p>0,3635581329</text:p>
          </table:table-cell>
        </table:table-row>
        <table:table-row table:style-name="ro1">
          <table:table-cell office:value-type="float" office:value="681574400" calcext:value-type="float">
            <text:p>681574400</text:p>
          </table:table-cell>
          <table:table-cell office:value-type="float" office:value="389543487" calcext:value-type="float">
            <text:p>389543487</text:p>
          </table:table-cell>
          <table:table-cell table:formula="of:=([.B69]/[.A69])" office:value-type="float" office:value="0.571534797961895" calcext:value-type="float">
            <text:p>0,571534798</text:p>
          </table:table-cell>
          <table:table-cell office:value-type="float" office:value="248888387" calcext:value-type="float">
            <text:p>248888387</text:p>
          </table:table-cell>
          <table:table-cell table:formula="of:=([.D69]/[.A69])" office:value-type="float" office:value="0.365166865128737" calcext:value-type="float">
            <text:p>0,3651668651</text:p>
          </table:table-cell>
          <table:table-cell office:value-type="float" office:value="247264991" calcext:value-type="float">
            <text:p>247264991</text:p>
          </table:table-cell>
          <table:table-cell table:formula="of:=([.F69]/[.A69])" office:value-type="float" office:value="0.362785032712496" calcext:value-type="float">
            <text:p>0,3627850327</text:p>
          </table:table-cell>
        </table:table-row>
        <table:table-row table:style-name="ro1">
          <table:table-cell office:value-type="float" office:value="692060160" calcext:value-type="float">
            <text:p>692060160</text:p>
          </table:table-cell>
          <table:table-cell office:value-type="float" office:value="395531972" calcext:value-type="float">
            <text:p>395531972</text:p>
          </table:table-cell>
          <table:table-cell table:formula="of:=([.B70]/[.A70])" office:value-type="float" office:value="0.571528307596843" calcext:value-type="float">
            <text:p>0,5715283076</text:p>
          </table:table-cell>
          <table:table-cell office:value-type="float" office:value="252509938" calcext:value-type="float">
            <text:p>252509938</text:p>
          </table:table-cell>
          <table:table-cell table:formula="of:=([.D70]/[.A70])" office:value-type="float" office:value="0.364867034102931" calcext:value-type="float">
            <text:p>0,3648670341</text:p>
          </table:table-cell>
          <table:table-cell office:value-type="float" office:value="250541939" calcext:value-type="float">
            <text:p>250541939</text:p>
          </table:table-cell>
          <table:table-cell table:formula="of:=([.F70]/[.A70])" office:value-type="float" office:value="0.362023352131699" calcext:value-type="float">
            <text:p>0,3620233521</text:p>
          </table:table-cell>
        </table:table-row>
        <table:table-row table:style-name="ro1">
          <table:table-cell office:value-type="float" office:value="702545920" calcext:value-type="float">
            <text:p>702545920</text:p>
          </table:table-cell>
          <table:table-cell office:value-type="float" office:value="401523084" calcext:value-type="float">
            <text:p>401523084</text:p>
          </table:table-cell>
          <table:table-cell table:formula="of:=([.B71]/[.A71])" office:value-type="float" office:value="0.571525750231387" calcext:value-type="float">
            <text:p>0,5715257502</text:p>
          </table:table-cell>
          <table:table-cell office:value-type="float" office:value="256131060" calcext:value-type="float">
            <text:p>256131060</text:p>
          </table:table-cell>
          <table:table-cell table:formula="of:=([.D71]/[.A71])" office:value-type="float" office:value="0.364575542620758" calcext:value-type="float">
            <text:p>0,3645755426</text:p>
          </table:table-cell>
          <table:table-cell office:value-type="float" office:value="253817049" calcext:value-type="float">
            <text:p>253817049</text:p>
          </table:table-cell>
          <table:table-cell table:formula="of:=([.F71]/[.A71])" office:value-type="float" office:value="0.361281792085562" calcext:value-type="float">
            <text:p>0,3612817921</text:p>
          </table:table-cell>
        </table:table-row>
        <table:table-row table:style-name="ro1">
          <table:table-cell office:value-type="float" office:value="713031680" calcext:value-type="float">
            <text:p>713031680</text:p>
          </table:table-cell>
          <table:table-cell office:value-type="float" office:value="407524816" calcext:value-type="float">
            <text:p>407524816</text:p>
          </table:table-cell>
          <table:table-cell table:formula="of:=([.B72]/[.A72])" office:value-type="float" office:value="0.571538162231445" calcext:value-type="float">
            <text:p>0,5715381622</text:p>
          </table:table-cell>
          <table:table-cell office:value-type="float" office:value="259748634" calcext:value-type="float">
            <text:p>259748634</text:p>
          </table:table-cell>
          <table:table-cell table:formula="of:=([.D72]/[.A72])" office:value-type="float" office:value="0.364287648481481" calcext:value-type="float">
            <text:p>0,3642876485</text:p>
          </table:table-cell>
          <table:table-cell office:value-type="float" office:value="257104165" calcext:value-type="float">
            <text:p>257104165</text:p>
          </table:table-cell>
          <table:table-cell table:formula="of:=([.F72]/[.A72])" office:value-type="float" office:value="0.360578880590551" calcext:value-type="float">
            <text:p>0,3605788806</text:p>
          </table:table-cell>
        </table:table-row>
        <table:table-row table:style-name="ro1">
          <table:table-cell office:value-type="float" office:value="723517440" calcext:value-type="float">
            <text:p>723517440</text:p>
          </table:table-cell>
          <table:table-cell office:value-type="float" office:value="413527883" calcext:value-type="float">
            <text:p>413527883</text:p>
          </table:table-cell>
          <table:table-cell table:formula="of:=([.B73]/[.A73])" office:value-type="float" office:value="0.571552059615868" calcext:value-type="float">
            <text:p>0,5715520596</text:p>
          </table:table-cell>
          <table:table-cell office:value-type="float" office:value="263357597" calcext:value-type="float">
            <text:p>263357597</text:p>
          </table:table-cell>
          <table:table-cell table:formula="of:=([.D73]/[.A73])" office:value-type="float" office:value="0.363996197520823" calcext:value-type="float">
            <text:p>0,3639961975</text:p>
          </table:table-cell>
          <table:table-cell office:value-type="float" office:value="260393078" calcext:value-type="float">
            <text:p>260393078</text:p>
          </table:table-cell>
          <table:table-cell table:formula="of:=([.F73]/[.A73])" office:value-type="float" office:value="0.359898827041405" calcext:value-type="float">
            <text:p>0,359898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0:05:24.732286889</meta:creation-date>
    <dc:date>2017-11-28T00:26:22.974915830</dc:date>
    <meta:editing-duration>PT20M54S</meta:editing-duration>
    <meta:editing-cycles>7</meta:editing-cycles>
    <meta:generator>LibreOffice/5.1.6.2$Linux_X86_64 LibreOffice_project/10m0$Build-2</meta:generator>
    <meta:document-statistic meta:table-count="1" meta:cell-count="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legend chart:legend-position="end" svg:x="12.996cm" svg:y="3.706cm" style:legend-expansion="high" chart:style-name="ch2"/>
        <chart:plot-area chart:style-name="ch3" table:cell-range-address="Hoja1.A6:Hoja1.A79 Hoja1.C5:Hoja1.C79 Hoja1.G5:Hoja1.G73 Hoja1.E5:Hoja1.E79" chart:data-source-has-labels="row" svg:x="1.331cm" svg:y="0.18cm" svg:width="11.345cm" svg:height="7.665cm">
          <chartooo:coordinate-region svg:x="2.058cm" svg:y="0.38cm" svg:width="10.618cm" svg:height="7.266cm"/>
          <chart:axis chart:dimension="x" chart:name="primary-x" chart:style-name="ch4">
            <chart:title svg:x="6.02cm" svg:y="8.025cm" chart:style-name="ch5">
              <text:p>Bytes Leidos</text:p>
            </chart:title>
          </chart:axis>
          <chart:axis chart:dimension="y" chart:name="primary-y" chart:style-name="ch6">
            <chart:title svg:x="0.451cm" svg:y="6.12cm" chart:style-name="ch7">
              <text:p>Bytes Escritos / Bytes Leidos</text:p>
            </chart:title>
            <chart:grid chart:style-name="ch8" chart:class="major"/>
          </chart:axis>
          <chart:series chart:style-name="ch9" chart:values-cell-range-address="Hoja1.C6:Hoja1.C79" chart:label-cell-address="Hoja1.C5:Hoja1.C5" chart:class="chart:scatter">
            <chart:domain table:cell-range-address="Hoja1.A6:Hoja1.A79"/>
            <chart:data-point chart:repeated="74"/>
          </chart:series>
          <chart:series chart:style-name="ch10" chart:values-cell-range-address="Hoja1.G6:Hoja1.G73" chart:label-cell-address="Hoja1.G5:Hoja1.G5" chart:class="chart:scatter">
            <chart:domain table:cell-range-address="Hoja1.A6:Hoja1.A73"/>
            <chart:data-point chart:repeated="68"/>
          </chart:series>
          <chart:series chart:style-name="ch11" chart:values-cell-range-address="Hoja1.E6:Hoja1.E79" chart:label-cell-address="Hoja1.E5:Hoja1.E5" chart:class="chart:scatter">
            <chart:data-point chart:repeated="7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asa K = 0</text:p>
                <draw:g>
                  <svg:desc>Hoja1.C5:Hoja1.C5</svg:desc>
                </draw:g>
              </table:table-cell>
              <table:table-cell office:value-type="string">
                <text:p>Columna A</text:p>
              </table:table-cell>
              <table:table-cell office:value-type="string">
                <text:p>Tasa K = 2</text:p>
                <draw:g>
                  <svg:desc>Hoja1.G5:Hoja1.G5</svg:desc>
                </draw:g>
              </table:table-cell>
              <table:table-cell office:value-type="string">
                <text:p>Tasa K = 1</text:p>
                <draw:g>
                  <svg:desc>Hoja1.E5:Hoj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485760">
                <text:p>10485760</text:p>
                <draw:g>
                  <svg:desc>Hoja1.A6:Hoja1.A79</svg:desc>
                </draw:g>
              </table:table-cell>
              <table:table-cell office:value-type="float" office:value="0.570142555236816">
                <text:p>0.570142555236816</text:p>
                <draw:g>
                  <svg:desc>Hoja1.C6:Hoja1.C79</svg:desc>
                </draw:g>
              </table:table-cell>
              <table:table-cell office:value-type="float" office:value="10485760">
                <text:p>10485760</text:p>
                <draw:g>
                  <svg:desc>Hoja1.A6:Hoja1.A73</svg:desc>
                </draw:g>
              </table:table-cell>
              <table:table-cell office:value-type="float" office:value="0.322264385223389">
                <text:p>0.322264385223389</text:p>
                <draw:g>
                  <svg:desc>Hoja1.G6:Hoja1.G73</svg:desc>
                </draw:g>
              </table:table-cell>
              <table:table-cell office:value-type="float" office:value="0.341886043548584">
                <text:p>0.341886043548584</text:p>
                <draw:g>
                  <svg:desc>Hoja1.E6:Hoja1.E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71520">
                <text:p>20971520</text:p>
              </table:table-cell>
              <table:table-cell office:value-type="float" office:value="0.570818090438843">
                <text:p>0.570818090438843</text:p>
              </table:table-cell>
              <table:table-cell office:value-type="float" office:value="20971520">
                <text:p>20971520</text:p>
              </table:table-cell>
              <table:table-cell office:value-type="float" office:value="0.318571281433105">
                <text:p>0.318571281433105</text:p>
              </table:table-cell>
              <table:table-cell office:value-type="float" office:value="0.341548585891724">
                <text:p>0.34154858589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457280">
                <text:p>31457280</text:p>
              </table:table-cell>
              <table:table-cell office:value-type="float" office:value="0.571286137898763">
                <text:p>0.571286137898763</text:p>
              </table:table-cell>
              <table:table-cell office:value-type="float" office:value="31457280">
                <text:p>31457280</text:p>
              </table:table-cell>
              <table:table-cell office:value-type="float" office:value="0.317014535268148">
                <text:p>0.317014535268148</text:p>
              </table:table-cell>
              <table:table-cell office:value-type="float" office:value="0.341438293457031">
                <text:p>0.3414382934570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0">
                <text:p>41943040</text:p>
              </table:table-cell>
              <table:table-cell office:value-type="float" office:value="0.571484279632568">
                <text:p>0.571484279632568</text:p>
              </table:table-cell>
              <table:table-cell office:value-type="float" office:value="41943040">
                <text:p>41943040</text:p>
              </table:table-cell>
              <table:table-cell office:value-type="float" office:value="0.316304087638855">
                <text:p>0.316304087638855</text:p>
              </table:table-cell>
              <table:table-cell office:value-type="float" office:value="0.341532826423645">
                <text:p>0.341532826423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428800">
                <text:p>52428800</text:p>
              </table:table-cell>
              <table:table-cell office:value-type="float" office:value="0.571702995300293">
                <text:p>0.571702995300293</text:p>
              </table:table-cell>
              <table:table-cell office:value-type="float" office:value="52428800">
                <text:p>52428800</text:p>
              </table:table-cell>
              <table:table-cell office:value-type="float" office:value="0.315869464874268">
                <text:p>0.315869464874268</text:p>
              </table:table-cell>
              <table:table-cell office:value-type="float" office:value="0.341647071838379">
                <text:p>0.341647071838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914560">
                <text:p>62914560</text:p>
              </table:table-cell>
              <table:table-cell office:value-type="float" office:value="0.571843973795573">
                <text:p>0.571843973795573</text:p>
              </table:table-cell>
              <table:table-cell office:value-type="float" office:value="62914560">
                <text:p>62914560</text:p>
              </table:table-cell>
              <table:table-cell office:value-type="float" office:value="0.315493059158325">
                <text:p>0.315493059158325</text:p>
              </table:table-cell>
              <table:table-cell office:value-type="float" office:value="0.341752354303996">
                <text:p>0.341752354303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400320">
                <text:p>73400320</text:p>
              </table:table-cell>
              <table:table-cell office:value-type="float" office:value="0.5719391141619">
                <text:p>0.5719391141619</text:p>
              </table:table-cell>
              <table:table-cell office:value-type="float" office:value="73400320">
                <text:p>73400320</text:p>
              </table:table-cell>
              <table:table-cell office:value-type="float" office:value="0.3600784437997">
                <text:p>0.3600784437997</text:p>
              </table:table-cell>
              <table:table-cell office:value-type="float" office:value="0.390698514665876">
                <text:p>0.390698514665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86080">
                <text:p>83886080</text:p>
              </table:table-cell>
              <table:table-cell office:value-type="float" office:value="0.572028386592865">
                <text:p>0.572028386592865</text:p>
              </table:table-cell>
              <table:table-cell office:value-type="float" office:value="83886080">
                <text:p>83886080</text:p>
              </table:table-cell>
              <table:table-cell office:value-type="float" office:value="0.354246461391449">
                <text:p>0.354246461391449</text:p>
              </table:table-cell>
              <table:table-cell office:value-type="float" office:value="0.384698975086212">
                <text:p>0.384698975086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371840">
                <text:p>94371840</text:p>
              </table:table-cell>
              <table:table-cell office:value-type="float" office:value="0.572125985887316">
                <text:p>0.572125985887316</text:p>
              </table:table-cell>
              <table:table-cell office:value-type="float" office:value="94371840">
                <text:p>94371840</text:p>
              </table:table-cell>
              <table:table-cell office:value-type="float" office:value="0.349785857730442">
                <text:p>0.349785857730442</text:p>
              </table:table-cell>
              <table:table-cell office:value-type="float" office:value="0.380006535847982">
                <text:p>0.380006535847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857600">
                <text:p>104857600</text:p>
              </table:table-cell>
              <table:table-cell office:value-type="float" office:value="0.572148456573486">
                <text:p>0.572148456573486</text:p>
              </table:table-cell>
              <table:table-cell office:value-type="float" office:value="104857600">
                <text:p>104857600</text:p>
              </table:table-cell>
              <table:table-cell office:value-type="float" office:value="0.346195030212402">
                <text:p>0.346195030212402</text:p>
              </table:table-cell>
              <table:table-cell office:value-type="float" office:value="0.376279153823852">
                <text:p>0.376279153823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343360">
                <text:p>115343360</text:p>
              </table:table-cell>
              <table:table-cell office:value-type="float" office:value="0.57221247066151">
                <text:p>0.57221247066151</text:p>
              </table:table-cell>
              <table:table-cell office:value-type="float" office:value="115343360">
                <text:p>115343360</text:p>
              </table:table-cell>
              <table:table-cell office:value-type="float" office:value="0.343239446119829">
                <text:p>0.343239446119829</text:p>
              </table:table-cell>
              <table:table-cell office:value-type="float" office:value="0.373265604539351">
                <text:p>0.373265604539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829120">
                <text:p>125829120</text:p>
              </table:table-cell>
              <table:table-cell office:value-type="float" office:value="0.572256843249003">
                <text:p>0.572256843249003</text:p>
              </table:table-cell>
              <table:table-cell office:value-type="float" office:value="125829120">
                <text:p>125829120</text:p>
              </table:table-cell>
              <table:table-cell office:value-type="float" office:value="0.340827584266663">
                <text:p>0.340827584266663</text:p>
              </table:table-cell>
              <table:table-cell office:value-type="float" office:value="0.370755982398987">
                <text:p>0.370755982398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314880">
                <text:p>136314880</text:p>
              </table:table-cell>
              <table:table-cell office:value-type="float" office:value="0.572236193143404">
                <text:p>0.572236193143404</text:p>
              </table:table-cell>
              <table:table-cell office:value-type="float" office:value="136314880">
                <text:p>136314880</text:p>
              </table:table-cell>
              <table:table-cell office:value-type="float" office:value="0.33876789533175">
                <text:p>0.33876789533175</text:p>
              </table:table-cell>
              <table:table-cell office:value-type="float" office:value="0.368587934053861">
                <text:p>0.368587934053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800640">
                <text:p>146800640</text:p>
              </table:table-cell>
              <table:table-cell office:value-type="float" office:value="0.572227825437273">
                <text:p>0.572227825437273</text:p>
              </table:table-cell>
              <table:table-cell office:value-type="float" office:value="146800640">
                <text:p>146800640</text:p>
              </table:table-cell>
              <table:table-cell office:value-type="float" office:value="0.336979014532907">
                <text:p>0.336979014532907</text:p>
              </table:table-cell>
              <table:table-cell office:value-type="float" office:value="0.366769729341779">
                <text:p>0.366769729341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286400">
                <text:p>157286400</text:p>
              </table:table-cell>
              <table:table-cell office:value-type="float" office:value="0.572232424418132">
                <text:p>0.572232424418132</text:p>
              </table:table-cell>
              <table:table-cell office:value-type="float" office:value="157286400">
                <text:p>157286400</text:p>
              </table:table-cell>
              <table:table-cell office:value-type="float" office:value="0.335450795491536">
                <text:p>0.335450795491536</text:p>
              </table:table-cell>
              <table:table-cell office:value-type="float" office:value="0.365198141733805">
                <text:p>0.365198141733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7772160">
                <text:p>167772160</text:p>
              </table:table-cell>
              <table:table-cell office:value-type="float" office:value="0.572198575735092">
                <text:p>0.572198575735092</text:p>
              </table:table-cell>
              <table:table-cell office:value-type="float" office:value="167772160">
                <text:p>167772160</text:p>
              </table:table-cell>
              <table:table-cell office:value-type="float" office:value="0.334107077121735">
                <text:p>0.334107077121735</text:p>
              </table:table-cell>
              <table:table-cell office:value-type="float" office:value="0.3638323366642">
                <text:p>0.3638323366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8257920">
                <text:p>178257920</text:p>
              </table:table-cell>
              <table:table-cell office:value-type="float" office:value="0.572183575349696">
                <text:p>0.572183575349696</text:p>
              </table:table-cell>
              <table:table-cell office:value-type="float" office:value="178257920">
                <text:p>178257920</text:p>
              </table:table-cell>
              <table:table-cell office:value-type="float" office:value="0.332929734622731">
                <text:p>0.332929734622731</text:p>
              </table:table-cell>
              <table:table-cell office:value-type="float" office:value="0.362626754536348">
                <text:p>0.362626754536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743680">
                <text:p>188743680</text:p>
              </table:table-cell>
              <table:table-cell office:value-type="float" office:value="0.572170533074273">
                <text:p>0.572170533074273</text:p>
              </table:table-cell>
              <table:table-cell office:value-type="float" office:value="188743680">
                <text:p>188743680</text:p>
              </table:table-cell>
              <table:table-cell office:value-type="float" office:value="0.331895626915826">
                <text:p>0.331895626915826</text:p>
              </table:table-cell>
              <table:table-cell office:value-type="float" office:value="0.361552725897895">
                <text:p>0.361552725897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229440">
                <text:p>199229440</text:p>
              </table:table-cell>
              <table:table-cell office:value-type="float" office:value="0.572148252788343">
                <text:p>0.572148252788343</text:p>
              </table:table-cell>
              <table:table-cell office:value-type="float" office:value="199229440">
                <text:p>199229440</text:p>
              </table:table-cell>
              <table:table-cell office:value-type="float" office:value="0.347508033953215">
                <text:p>0.347508033953215</text:p>
              </table:table-cell>
              <table:table-cell office:value-type="float" office:value="0.360580514606677">
                <text:p>0.3605805146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9715200">
                <text:p>209715200</text:p>
              </table:table-cell>
              <table:table-cell office:value-type="float" office:value="0.572134304046631">
                <text:p>0.572134304046631</text:p>
              </table:table-cell>
              <table:table-cell office:value-type="float" office:value="209715200">
                <text:p>209715200</text:p>
              </table:table-cell>
              <table:table-cell office:value-type="float" office:value="0.345843720436096">
                <text:p>0.345843720436096</text:p>
              </table:table-cell>
              <table:table-cell office:value-type="float" office:value="0.359724202156067">
                <text:p>0.359724202156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0200960">
                <text:p>220200960</text:p>
              </table:table-cell>
              <table:table-cell office:value-type="float" office:value="0.572134699140276">
                <text:p>0.572134699140276</text:p>
              </table:table-cell>
              <table:table-cell office:value-type="float" office:value="220200960">
                <text:p>220200960</text:p>
              </table:table-cell>
              <table:table-cell office:value-type="float" office:value="0.374283954075405">
                <text:p>0.374283954075405</text:p>
              </table:table-cell>
              <table:table-cell office:value-type="float" office:value="0.358925674075172">
                <text:p>0.358925674075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686720">
                <text:p>230686720</text:p>
              </table:table-cell>
              <table:table-cell office:value-type="float" office:value="0.572131729125977">
                <text:p>0.572131729125977</text:p>
              </table:table-cell>
              <table:table-cell office:value-type="float" office:value="230686720">
                <text:p>230686720</text:p>
              </table:table-cell>
              <table:table-cell office:value-type="float" office:value="0.371546316146851">
                <text:p>0.371546316146851</text:p>
              </table:table-cell>
              <table:table-cell office:value-type="float" office:value="0.373846543918956">
                <text:p>0.373846543918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1172480">
                <text:p>241172480</text:p>
              </table:table-cell>
              <table:table-cell office:value-type="float" office:value="0.572122320921525">
                <text:p>0.572122320921525</text:p>
              </table:table-cell>
              <table:table-cell office:value-type="float" office:value="241172480">
                <text:p>241172480</text:p>
              </table:table-cell>
              <table:table-cell office:value-type="float" office:value="0.369058745840321">
                <text:p>0.369058745840321</text:p>
              </table:table-cell>
              <table:table-cell office:value-type="float" office:value="0.372527242743451">
                <text:p>0.372527242743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1658240">
                <text:p>251658240</text:p>
              </table:table-cell>
              <table:table-cell office:value-type="float" office:value="0.572113021214803">
                <text:p>0.572113021214803</text:p>
              </table:table-cell>
              <table:table-cell office:value-type="float" office:value="251658240">
                <text:p>251658240</text:p>
              </table:table-cell>
              <table:table-cell office:value-type="float" office:value="0.366781644026438">
                <text:p>0.366781644026438</text:p>
              </table:table-cell>
              <table:table-cell office:value-type="float" office:value="0.371304893493652">
                <text:p>0.371304893493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144000">
                <text:p>262144000</text:p>
              </table:table-cell>
              <table:table-cell office:value-type="float" office:value="0.572098030090332">
                <text:p>0.572098030090332</text:p>
              </table:table-cell>
              <table:table-cell office:value-type="float" office:value="262144000">
                <text:p>262144000</text:p>
              </table:table-cell>
              <table:table-cell office:value-type="float" office:value="0.364684379577637">
                <text:p>0.364684379577637</text:p>
              </table:table-cell>
              <table:table-cell office:value-type="float" office:value="0.370178421020508">
                <text:p>0.370178421020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629760">
                <text:p>272629760</text:p>
              </table:table-cell>
              <table:table-cell office:value-type="float" office:value="0.572094187369713">
                <text:p>0.572094187369713</text:p>
              </table:table-cell>
              <table:table-cell office:value-type="float" office:value="272629760">
                <text:p>272629760</text:p>
              </table:table-cell>
              <table:table-cell office:value-type="float" office:value="0.362752727361826">
                <text:p>0.362752727361826</text:p>
              </table:table-cell>
              <table:table-cell office:value-type="float" office:value="0.369150392825787">
                <text:p>0.3691503928257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115520">
                <text:p>283115520</text:p>
              </table:table-cell>
              <table:table-cell office:value-type="float" office:value="0.572080481493915">
                <text:p>0.572080481493915</text:p>
              </table:table-cell>
              <table:table-cell office:value-type="float" office:value="283115520">
                <text:p>283115520</text:p>
              </table:table-cell>
              <table:table-cell office:value-type="float" office:value="0.360956131970441">
                <text:p>0.360956131970441</text:p>
              </table:table-cell>
              <table:table-cell office:value-type="float" office:value="0.368206327932852">
                <text:p>0.368206327932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601280">
                <text:p>293601280</text:p>
              </table:table-cell>
              <table:table-cell office:value-type="float" office:value="0.572071024349758">
                <text:p>0.572071024349758</text:p>
              </table:table-cell>
              <table:table-cell office:value-type="float" office:value="293601280">
                <text:p>293601280</text:p>
              </table:table-cell>
              <table:table-cell office:value-type="float" office:value="0.370482621874128">
                <text:p>0.370482621874128</text:p>
              </table:table-cell>
              <table:table-cell office:value-type="float" office:value="0.367325213977269">
                <text:p>0.367325213977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087040">
                <text:p>304087040</text:p>
              </table:table-cell>
              <table:table-cell office:value-type="float" office:value="0.572061499233904">
                <text:p>0.572061499233904</text:p>
              </table:table-cell>
              <table:table-cell office:value-type="float" office:value="304087040">
                <text:p>304087040</text:p>
              </table:table-cell>
              <table:table-cell office:value-type="float" office:value="0.36854577557794">
                <text:p>0.36854577557794</text:p>
              </table:table-cell>
              <table:table-cell office:value-type="float" office:value="0.366526518196895">
                <text:p>0.366526518196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4572800">
                <text:p>314572800</text:p>
              </table:table-cell>
              <table:table-cell office:value-type="float" office:value="0.572035779953003">
                <text:p>0.572035779953003</text:p>
              </table:table-cell>
              <table:table-cell office:value-type="float" office:value="314572800">
                <text:p>314572800</text:p>
              </table:table-cell>
              <table:table-cell office:value-type="float" office:value="0.366741091410319">
                <text:p>0.366741091410319</text:p>
              </table:table-cell>
              <table:table-cell office:value-type="float" office:value="0.365774424870809">
                <text:p>0.3657744248708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058560">
                <text:p>325058560</text:p>
              </table:table-cell>
              <table:table-cell office:value-type="float" office:value="0.572012676731233">
                <text:p>0.572012676731233</text:p>
              </table:table-cell>
              <table:table-cell office:value-type="float" office:value="325058560">
                <text:p>325058560</text:p>
              </table:table-cell>
              <table:table-cell office:value-type="float" office:value="0.365073600892098">
                <text:p>0.365073600892098</text:p>
              </table:table-cell>
              <table:table-cell office:value-type="float" office:value="0.365069773889357">
                <text:p>0.3650697738893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544320">
                <text:p>335544320</text:p>
              </table:table-cell>
              <table:table-cell office:value-type="float" office:value="0.571993228793144">
                <text:p>0.571993228793144</text:p>
              </table:table-cell>
              <table:table-cell office:value-type="float" office:value="335544320">
                <text:p>335544320</text:p>
              </table:table-cell>
              <table:table-cell office:value-type="float" office:value="0.363482493162155">
                <text:p>0.363482493162155</text:p>
              </table:table-cell>
              <table:table-cell office:value-type="float" office:value="0.364405405521393">
                <text:p>0.36440540552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6030080">
                <text:p>346030080</text:p>
              </table:table-cell>
              <table:table-cell office:value-type="float" office:value="0.57197985793605">
                <text:p>0.57197985793605</text:p>
              </table:table-cell>
              <table:table-cell office:value-type="float" office:value="346030080">
                <text:p>346030080</text:p>
              </table:table-cell>
              <table:table-cell office:value-type="float" office:value="0.361982663472493">
                <text:p>0.361982663472493</text:p>
              </table:table-cell>
              <table:table-cell office:value-type="float" office:value="0.363791907917369">
                <text:p>0.363791907917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6515840">
                <text:p>356515840</text:p>
              </table:table-cell>
              <table:table-cell office:value-type="float" office:value="0.571959201027365">
                <text:p>0.571959201027365</text:p>
              </table:table-cell>
              <table:table-cell office:value-type="float" office:value="356515840">
                <text:p>356515840</text:p>
              </table:table-cell>
              <table:table-cell office:value-type="float" office:value="0.360571513456457">
                <text:p>0.360571513456457</text:p>
              </table:table-cell>
              <table:table-cell office:value-type="float" office:value="0.363209965649773">
                <text:p>0.363209965649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7001600">
                <text:p>367001600</text:p>
              </table:table-cell>
              <table:table-cell office:value-type="float" office:value="0.571942443847656">
                <text:p>0.571942443847656</text:p>
              </table:table-cell>
              <table:table-cell office:value-type="float" office:value="367001600">
                <text:p>367001600</text:p>
              </table:table-cell>
              <table:table-cell office:value-type="float" office:value="0.368204302106585">
                <text:p>0.368204302106585</text:p>
              </table:table-cell>
              <table:table-cell office:value-type="float" office:value="0.362669470650809">
                <text:p>0.362669470650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7973120">
                <text:p>387973120</text:p>
              </table:table-cell>
              <table:table-cell office:value-type="float" office:value="0.571880897315773">
                <text:p>0.571880897315773</text:p>
              </table:table-cell>
              <table:table-cell office:value-type="float" office:value="387973120">
                <text:p>387973120</text:p>
              </table:table-cell>
              <table:table-cell office:value-type="float" office:value="0.365304511302226">
                <text:p>0.365304511302226</text:p>
              </table:table-cell>
              <table:table-cell office:value-type="float" office:value="0.361680314347551">
                <text:p>0.361680314347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458880">
                <text:p>398458880</text:p>
              </table:table-cell>
              <table:table-cell office:value-type="float" office:value="0.571853534798873">
                <text:p>0.571853534798873</text:p>
              </table:table-cell>
              <table:table-cell office:value-type="float" office:value="398458880">
                <text:p>398458880</text:p>
              </table:table-cell>
              <table:table-cell office:value-type="float" office:value="0.363960574802599">
                <text:p>0.363960574802599</text:p>
              </table:table-cell>
              <table:table-cell office:value-type="float" office:value="0.370290261820743">
                <text:p>0.370290261820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944640">
                <text:p>408944640</text:p>
              </table:table-cell>
              <table:table-cell office:value-type="float" office:value="0.571840787545229">
                <text:p>0.571840787545229</text:p>
              </table:table-cell>
              <table:table-cell office:value-type="float" office:value="408944640">
                <text:p>408944640</text:p>
              </table:table-cell>
              <table:table-cell office:value-type="float" office:value="0.362689363039457">
                <text:p>0.362689363039457</text:p>
              </table:table-cell>
              <table:table-cell office:value-type="float" office:value="0.378456509418977">
                <text:p>0.37845650941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430400">
                <text:p>419430400</text:p>
              </table:table-cell>
              <table:table-cell office:value-type="float" office:value="0.571820750236511">
                <text:p>0.571820750236511</text:p>
              </table:table-cell>
              <table:table-cell office:value-type="float" office:value="419430400">
                <text:p>419430400</text:p>
              </table:table-cell>
              <table:table-cell office:value-type="float" office:value="0.377201008796692">
                <text:p>0.377201008796692</text:p>
              </table:table-cell>
              <table:table-cell office:value-type="float" office:value="0.377617952823639">
                <text:p>0.3776179528236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9916160">
                <text:p>429916160</text:p>
              </table:table-cell>
              <table:table-cell office:value-type="float" office:value="0.571796903377626">
                <text:p>0.571796903377626</text:p>
              </table:table-cell>
              <table:table-cell office:value-type="float" office:value="429916160">
                <text:p>429916160</text:p>
              </table:table-cell>
              <table:table-cell office:value-type="float" office:value="0.37567876490151">
                <text:p>0.37567876490151</text:p>
              </table:table-cell>
              <table:table-cell office:value-type="float" office:value="0.376818096346971">
                <text:p>0.376818096346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401920">
                <text:p>440401920</text:p>
              </table:table-cell>
              <table:table-cell office:value-type="float" office:value="0.571781955446516">
                <text:p>0.571781955446516</text:p>
              </table:table-cell>
              <table:table-cell office:value-type="float" office:value="440401920">
                <text:p>440401920</text:p>
              </table:table-cell>
              <table:table-cell office:value-type="float" office:value="0.374227514721098">
                <text:p>0.374227514721098</text:p>
              </table:table-cell>
              <table:table-cell office:value-type="float" office:value="0.376043235687982">
                <text:p>0.376043235687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0887680">
                <text:p>450887680</text:p>
              </table:table-cell>
              <table:table-cell office:value-type="float" office:value="0.571770202281863">
                <text:p>0.571770202281863</text:p>
              </table:table-cell>
              <table:table-cell office:value-type="float" office:value="450887680">
                <text:p>450887680</text:p>
              </table:table-cell>
              <table:table-cell office:value-type="float" office:value="0.372833238646041">
                <text:p>0.372833238646041</text:p>
              </table:table-cell>
              <table:table-cell office:value-type="float" office:value="0.375306876870089">
                <text:p>0.3753068768700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1373440">
                <text:p>461373440</text:p>
              </table:table-cell>
              <table:table-cell office:value-type="float" office:value="0.571763426607305">
                <text:p>0.571763426607305</text:p>
              </table:table-cell>
              <table:table-cell office:value-type="float" office:value="461373440">
                <text:p>461373440</text:p>
              </table:table-cell>
              <table:table-cell office:value-type="float" office:value="0.371514129638672">
                <text:p>0.371514129638672</text:p>
              </table:table-cell>
              <table:table-cell office:value-type="float" office:value="0.374611737511375">
                <text:p>0.374611737511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1859200">
                <text:p>471859200</text:p>
              </table:table-cell>
              <table:table-cell office:value-type="float" office:value="0.571756473117405">
                <text:p>0.571756473117405</text:p>
              </table:table-cell>
              <table:table-cell office:value-type="float" office:value="471859200">
                <text:p>471859200</text:p>
              </table:table-cell>
              <table:table-cell office:value-type="float" office:value="0.370244193606906">
                <text:p>0.370244193606906</text:p>
              </table:table-cell>
              <table:table-cell office:value-type="float" office:value="0.373943576812744">
                <text:p>0.373943576812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2344960">
                <text:p>482344960</text:p>
              </table:table-cell>
              <table:table-cell office:value-type="float" office:value="0.571746351407922">
                <text:p>0.571746351407922</text:p>
              </table:table-cell>
              <table:table-cell office:value-type="float" office:value="482344960">
                <text:p>482344960</text:p>
              </table:table-cell>
              <table:table-cell office:value-type="float" office:value="0.369031352582185">
                <text:p>0.369031352582185</text:p>
              </table:table-cell>
              <table:table-cell office:value-type="float" office:value="0.37330412035403">
                <text:p>0.3733041203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2830720">
                <text:p>492830720</text:p>
              </table:table-cell>
              <table:table-cell office:value-type="float" office:value="0.571737630316552">
                <text:p>0.571737630316552</text:p>
              </table:table-cell>
              <table:table-cell office:value-type="float" office:value="492830720">
                <text:p>492830720</text:p>
              </table:table-cell>
              <table:table-cell office:value-type="float" office:value="0.367874987581943">
                <text:p>0.367874987581943</text:p>
              </table:table-cell>
              <table:table-cell office:value-type="float" office:value="0.372690720253802">
                <text:p>0.37269072025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3316480">
                <text:p>503316480</text:p>
              </table:table-cell>
              <table:table-cell office:value-type="float" office:value="0.571719155708949">
                <text:p>0.571719155708949</text:p>
              </table:table-cell>
              <table:table-cell office:value-type="float" office:value="503316480">
                <text:p>503316480</text:p>
              </table:table-cell>
              <table:table-cell office:value-type="float" office:value="0.366763679186503">
                <text:p>0.366763679186503</text:p>
              </table:table-cell>
              <table:table-cell office:value-type="float" office:value="0.372118482987086">
                <text:p>0.372118482987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3802240">
                <text:p>513802240</text:p>
              </table:table-cell>
              <table:table-cell office:value-type="float" office:value="0.571693527455233">
                <text:p>0.571693527455233</text:p>
              </table:table-cell>
              <table:table-cell office:value-type="float" office:value="513802240">
                <text:p>513802240</text:p>
              </table:table-cell>
              <table:table-cell office:value-type="float" office:value="0.365695620556267">
                <text:p>0.365695620556267</text:p>
              </table:table-cell>
              <table:table-cell office:value-type="float" office:value="0.371563031722088">
                <text:p>0.3715630317220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4288000">
                <text:p>524288000</text:p>
              </table:table-cell>
              <table:table-cell office:value-type="float" office:value="0.571674905776978">
                <text:p>0.571674905776978</text:p>
              </table:table-cell>
              <table:table-cell office:value-type="float" office:value="524288000">
                <text:p>524288000</text:p>
              </table:table-cell>
              <table:table-cell office:value-type="float" office:value="0.364679958343506">
                <text:p>0.364679958343506</text:p>
              </table:table-cell>
              <table:table-cell office:value-type="float" office:value="0.371035099029541">
                <text:p>0.3710350990295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4773760">
                <text:p>534773760</text:p>
              </table:table-cell>
              <table:table-cell office:value-type="float" office:value="0.571655830682493">
                <text:p>0.571655830682493</text:p>
              </table:table-cell>
              <table:table-cell office:value-type="float" office:value="534773760">
                <text:p>534773760</text:p>
              </table:table-cell>
              <table:table-cell office:value-type="float" office:value="0.363699531555176">
                <text:p>0.363699531555176</text:p>
              </table:table-cell>
              <table:table-cell office:value-type="float" office:value="0.370530590356565">
                <text:p>0.3705305903565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5259520">
                <text:p>545259520</text:p>
              </table:table-cell>
              <table:table-cell office:value-type="float" office:value="0.571628420169537">
                <text:p>0.571628420169537</text:p>
              </table:table-cell>
              <table:table-cell office:value-type="float" office:value="545259520">
                <text:p>545259520</text:p>
              </table:table-cell>
              <table:table-cell office:value-type="float" office:value="0.36275729399461">
                <text:p>0.36275729399461</text:p>
              </table:table-cell>
              <table:table-cell office:value-type="float" office:value="0.370047281338618">
                <text:p>0.3700472813386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5745280">
                <text:p>555745280</text:p>
              </table:table-cell>
              <table:table-cell office:value-type="float" office:value="0.571611204687155">
                <text:p>0.571611204687155</text:p>
              </table:table-cell>
              <table:table-cell office:value-type="float" office:value="555745280">
                <text:p>555745280</text:p>
              </table:table-cell>
              <table:table-cell office:value-type="float" office:value="0.361848942738659">
                <text:p>0.361848942738659</text:p>
              </table:table-cell>
              <table:table-cell office:value-type="float" office:value="0.369580211279527">
                <text:p>0.369580211279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6231040">
                <text:p>566231040</text:p>
              </table:table-cell>
              <table:table-cell office:value-type="float" office:value="0.571590368836014">
                <text:p>0.571590368836014</text:p>
              </table:table-cell>
              <table:table-cell office:value-type="float" office:value="566231040">
                <text:p>566231040</text:p>
              </table:table-cell>
              <table:table-cell office:value-type="float" office:value="0.36097191174825">
                <text:p>0.36097191174825</text:p>
              </table:table-cell>
              <table:table-cell office:value-type="float" office:value="0.36914166521143">
                <text:p>0.36914166521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6716800">
                <text:p>576716800</text:p>
              </table:table-cell>
              <table:table-cell office:value-type="float" office:value="0.57155911879106">
                <text:p>0.57155911879106</text:p>
              </table:table-cell>
              <table:table-cell office:value-type="float" office:value="576716800">
                <text:p>576716800</text:p>
              </table:table-cell>
              <table:table-cell office:value-type="float" office:value="0.365859562266957">
                <text:p>0.365859562266957</text:p>
              </table:table-cell>
              <table:table-cell office:value-type="float" office:value="0.368714200800115">
                <text:p>0.3687142008001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7202560">
                <text:p>587202560</text:p>
              </table:table-cell>
              <table:table-cell office:value-type="float" office:value="0.571534700053079">
                <text:p>0.571534700053079</text:p>
              </table:table-cell>
              <table:table-cell office:value-type="float" office:value="587202560">
                <text:p>587202560</text:p>
              </table:table-cell>
              <table:table-cell office:value-type="float" office:value="0.364944912706103">
                <text:p>0.364944912706103</text:p>
              </table:table-cell>
              <table:table-cell office:value-type="float" office:value="0.368297054086413">
                <text:p>0.368297054086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7688320">
                <text:p>597688320</text:p>
              </table:table-cell>
              <table:table-cell office:value-type="float" office:value="0.571527360614977">
                <text:p>0.571527360614977</text:p>
              </table:table-cell>
              <table:table-cell office:value-type="float" office:value="597688320">
                <text:p>597688320</text:p>
              </table:table-cell>
              <table:table-cell office:value-type="float" office:value="0.364068621919866">
                <text:p>0.364068621919866</text:p>
              </table:table-cell>
              <table:table-cell office:value-type="float" office:value="0.367904462312397">
                <text:p>0.367904462312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8174080">
                <text:p>608174080</text:p>
              </table:table-cell>
              <table:table-cell office:value-type="float" office:value="0.571528242374289">
                <text:p>0.571528242374289</text:p>
              </table:table-cell>
              <table:table-cell office:value-type="float" office:value="608174080">
                <text:p>608174080</text:p>
              </table:table-cell>
              <table:table-cell office:value-type="float" office:value="0.363224177524961">
                <text:p>0.363224177524961</text:p>
              </table:table-cell>
              <table:table-cell office:value-type="float" office:value="0.367525243759155">
                <text:p>0.367525243759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8659840">
                <text:p>618659840</text:p>
              </table:table-cell>
              <table:table-cell office:value-type="float" office:value="0.57153259697607">
                <text:p>0.57153259697607</text:p>
              </table:table-cell>
              <table:table-cell office:value-type="float" office:value="618659840">
                <text:p>618659840</text:p>
              </table:table-cell>
              <table:table-cell office:value-type="float" office:value="0.362402101290428">
                <text:p>0.362402101290428</text:p>
              </table:table-cell>
              <table:table-cell office:value-type="float" office:value="0.36715852608115">
                <text:p>0.367158526081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9145600">
                <text:p>629145600</text:p>
              </table:table-cell>
              <table:table-cell office:value-type="float" office:value="0.571536478996277">
                <text:p>0.571536478996277</text:p>
              </table:table-cell>
              <table:table-cell office:value-type="float" office:value="629145600">
                <text:p>629145600</text:p>
              </table:table-cell>
              <table:table-cell office:value-type="float" office:value="0.361616566975911">
                <text:p>0.361616566975911</text:p>
              </table:table-cell>
              <table:table-cell office:value-type="float" office:value="0.366798796653747">
                <text:p>0.3667987966537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9631360">
                <text:p>639631360</text:p>
              </table:table-cell>
              <table:table-cell office:value-type="float" office:value="0.571533731554375">
                <text:p>0.571533731554375</text:p>
              </table:table-cell>
              <table:table-cell office:value-type="float" office:value="639631360">
                <text:p>639631360</text:p>
              </table:table-cell>
              <table:table-cell office:value-type="float" office:value="0.360845134297355">
                <text:p>0.360845134297355</text:p>
              </table:table-cell>
              <table:table-cell office:value-type="float" office:value="0.366460493744397">
                <text:p>0.3664604937443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0117120">
                <text:p>650117120</text:p>
              </table:table-cell>
              <table:table-cell office:value-type="float" office:value="0.571535173539192">
                <text:p>0.571535173539192</text:p>
              </table:table-cell>
              <table:table-cell office:value-type="float" office:value="650117120">
                <text:p>650117120</text:p>
              </table:table-cell>
              <table:table-cell office:value-type="float" office:value="0.365173464436685">
                <text:p>0.365173464436685</text:p>
              </table:table-cell>
              <table:table-cell office:value-type="float" office:value="0.366120381509104">
                <text:p>0.366120381509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0602880">
                <text:p>660602880</text:p>
              </table:table-cell>
              <table:table-cell office:value-type="float" office:value="0.57153753553118">
                <text:p>0.57153753553118</text:p>
              </table:table-cell>
              <table:table-cell office:value-type="float" office:value="660602880">
                <text:p>660602880</text:p>
              </table:table-cell>
              <table:table-cell office:value-type="float" office:value="0.36435925317189">
                <text:p>0.36435925317189</text:p>
              </table:table-cell>
              <table:table-cell office:value-type="float" office:value="0.365793137323289">
                <text:p>0.365793137323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1088640">
                <text:p>671088640</text:p>
              </table:table-cell>
              <table:table-cell office:value-type="float" office:value="0.571532814204693">
                <text:p>0.571532814204693</text:p>
              </table:table-cell>
              <table:table-cell office:value-type="float" office:value="671088640">
                <text:p>671088640</text:p>
              </table:table-cell>
              <table:table-cell office:value-type="float" office:value="0.363558132946491">
                <text:p>0.363558132946491</text:p>
              </table:table-cell>
              <table:table-cell office:value-type="float" office:value="0.365482527017593">
                <text:p>0.3654825270175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1574400">
                <text:p>681574400</text:p>
              </table:table-cell>
              <table:table-cell office:value-type="float" office:value="0.571534797961895">
                <text:p>0.571534797961895</text:p>
              </table:table-cell>
              <table:table-cell office:value-type="float" office:value="681574400">
                <text:p>681574400</text:p>
              </table:table-cell>
              <table:table-cell office:value-type="float" office:value="0.362785032712496">
                <text:p>0.362785032712496</text:p>
              </table:table-cell>
              <table:table-cell office:value-type="float" office:value="0.365166865128737">
                <text:p>0.365166865128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2060160">
                <text:p>692060160</text:p>
              </table:table-cell>
              <table:table-cell office:value-type="float" office:value="0.571528307596843">
                <text:p>0.571528307596843</text:p>
              </table:table-cell>
              <table:table-cell office:value-type="float" office:value="692060160">
                <text:p>692060160</text:p>
              </table:table-cell>
              <table:table-cell office:value-type="float" office:value="0.362023352131699">
                <text:p>0.362023352131699</text:p>
              </table:table-cell>
              <table:table-cell office:value-type="float" office:value="0.364867034102931">
                <text:p>0.3648670341029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2545920">
                <text:p>702545920</text:p>
              </table:table-cell>
              <table:table-cell office:value-type="float" office:value="0.571525750231387">
                <text:p>0.571525750231387</text:p>
              </table:table-cell>
              <table:table-cell office:value-type="float" office:value="702545920">
                <text:p>702545920</text:p>
              </table:table-cell>
              <table:table-cell office:value-type="float" office:value="0.361281792085562">
                <text:p>0.361281792085562</text:p>
              </table:table-cell>
              <table:table-cell office:value-type="float" office:value="0.364575542620758">
                <text:p>0.364575542620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3031680">
                <text:p>713031680</text:p>
              </table:table-cell>
              <table:table-cell office:value-type="float" office:value="0.571538162231445">
                <text:p>0.571538162231445</text:p>
              </table:table-cell>
              <table:table-cell office:value-type="float" office:value="713031680">
                <text:p>713031680</text:p>
              </table:table-cell>
              <table:table-cell office:value-type="float" office:value="0.360578880590551">
                <text:p>0.360578880590551</text:p>
              </table:table-cell>
              <table:table-cell office:value-type="float" office:value="0.364287648481481">
                <text:p>0.364287648481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3517440">
                <text:p>723517440</text:p>
              </table:table-cell>
              <table:table-cell office:value-type="float" office:value="0.571552059615868">
                <text:p>0.571552059615868</text:p>
              </table:table-cell>
              <table:table-cell office:value-type="float" office:value="723517440">
                <text:p>723517440</text:p>
              </table:table-cell>
              <table:table-cell office:value-type="float" office:value="0.359898827041405">
                <text:p>0.359898827041405</text:p>
              </table:table-cell>
              <table:table-cell office:value-type="float" office:value="0.363996197520823">
                <text:p>0.363996197520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